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8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1in" fo:margin-left="1.155in" fo:margin-right="0in" fo:text-indent="-0.5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5">
      <style:paragraph-properties fo:line-height="90%" fo:text-align="left" style:tab-stop-distance="1in" fo:margin-left="1.155in" fo:margin-right="0in" fo:text-indent="-0.5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0%" fo:text-align="left" style:tab-stop-distance="1in" fo:margin-left="0.575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left" style:tab-stop-distance="1in" fo:margin-left="0.9in" fo:margin-right="0in" fo:text-indent="-0.5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1.4in" fo:margin-right="0in" fo:text-indent="-0.5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in" fo:margin-left="0.9in" fo:margin-right="0in" fo:text-indent="-0.5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1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0%" fo:text-align="left" style:tab-stop-distance="1in" fo:margin-left="0.9in" fo:margin-right="0in" fo:text-indent="-0.5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0%" fo:text-align="left" style:tab-stop-distance="1in" fo:margin-left="0.9in" fo:margin-right="0in" fo:text-indent="-0.5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1in" fo:margin-left="0.575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Rockwell Condensed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4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7">
      <style:text-properties fo:text-transform="uppercas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3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70%" fo:text-align="left" style:tab-stop-distance="1in" fo:margin-left="0.58333in" fo:margin-right="0in" fo:text-indent="-0.58333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4">
      <style:paragraph-properties fo:line-height="70%" fo:text-align="left" style:tab-stop-distance="1in" fo:margin-left="0.58333in" fo:margin-right="0in" fo:text-indent="-0.58333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70%" fo:text-align="left" style:tab-stop-distance="1in" fo:margin-left="0.58333in" fo:margin-right="0in" fo:text-indent="-0.58333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006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70%" fo:text-align="left" style:tab-stop-distance="1in" fo:margin-left="1.02083in" fo:margin-right="0in" fo:text-indent="-0.58333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70%" fo:text-align="left" style:tab-stop-distance="1in" fo:margin-left="1.02083in" fo:margin-right="0in" fo:text-indent="-0.58333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70%" fo:text-align="left" style:tab-stop-distance="1in" fo:margin-left="1.02083in" fo:margin-right="0in" fo:text-indent="-0.58333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70%" fo:text-align="left" style:tab-stop-distance="1in" fo:margin-left="1.02083in" fo:margin-right="0in" fo:text-indent="-0.58333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808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808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70%" fo:text-align="left" style:tab-stop-distance="1in" fo:margin-left="1.02083in" fo:margin-right="0in" fo:text-indent="-0.58333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70%" fo:text-align="left" style:tab-stop-distance="1in" fo:margin-left="1.02083in" fo:margin-right="0in" fo:text-indent="-0.58333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70%" fo:text-align="left" style:tab-stop-distance="1in" fo:margin-left="1.02083in" fo:margin-right="0in" fo:text-indent="-0.58333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8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9">
      <style:paragraph-properties fo:line-height="8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3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Rockwel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8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9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8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8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8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8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0.575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90%" fo:text-align="left" style:tab-stop-distance="1in" fo:margin-left="1.155in" fo:margin-right="0in" fo:text-indent="-0.5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53">
      <text:list-level-style-number text:level="1" style:num-format="1" style:num-suffix=".">
        <style:list-level-properties text:space-before="0.355in" text:min-label-width="0.5in"/>
        <style:text-properties fo:color="#9e3611" fo:font-family="Century Gothic" fo:font-size="85%"/>
      </text:list-level-style-number>
      <text:list-level-style-number text:level="2" style:num-format="1" style:num-suffix=".">
        <style:list-level-properties text:space-before="0.655in" text:min-label-width="0.5in"/>
        <style:text-properties fo:color="#9e3611" fo:font-family="Century Gothic" fo:font-size="85%"/>
      </text:list-level-style-number>
      <text:list-level-style-number text:level="3" style:num-format="1" style:num-suffix=".">
        <style:list-level-properties text:space-before="0.955in" text:min-label-width="0.5in"/>
        <style:text-properties fo:color="#9e3611" fo:font-family="Century Gothic" fo:font-size="85%"/>
      </text:list-level-style-number>
      <text:list-level-style-number text:level="4" style:num-format="1" style:num-suffix=".">
        <style:list-level-properties text:space-before="1.255in" text:min-label-width="0.5in"/>
        <style:text-properties fo:color="#9e3611" fo:font-family="Century Gothic" fo:font-size="85%"/>
      </text:list-level-style-number>
      <text:list-level-style-number text:level="5" style:num-format="1" style:num-suffix=".">
        <style:list-level-properties text:space-before="1.555in" text:min-label-width="0.5in"/>
        <style:text-properties fo:color="#9e3611" fo:font-family="Century Gothic" fo:font-size="85%"/>
      </text:list-level-style-number>
      <text:list-level-style-number text:level="6" style:num-format="1" style:num-suffix=".">
        <style:list-level-properties text:space-before="2.905in" text:min-label-width="0.5in"/>
        <style:text-properties fo:color="#9e3611" fo:font-family="Century Gothic" fo:font-size="85%"/>
      </text:list-level-style-number>
      <text:list-level-style-number text:level="7" style:num-format="1" style:num-suffix=".">
        <style:list-level-properties text:space-before="3.405in" text:min-label-width="0.5in"/>
        <style:text-properties fo:color="#9e3611" fo:font-family="Century Gothic" fo:font-size="85%"/>
      </text:list-level-style-number>
      <text:list-level-style-number text:level="8" style:num-format="1" style:num-suffix=".">
        <style:list-level-properties text:space-before="3.905in" text:min-label-width="0.5in"/>
        <style:text-properties fo:color="#9e3611" fo:font-family="Century Gothic" fo:font-size="85%"/>
      </text:list-level-style-number>
      <text:list-level-style-number text:level="9" style:num-format="1" style:num-suffix=".">
        <style:list-level-properties text:space-before="4.405in" text:min-label-width="0.5in"/>
        <style:text-properties fo:color="#9e3611" fo:font-family="Century Gothic" fo:font-size="85%"/>
      </text:list-level-style-number>
    </text:list-style>
    <text:list-style style:name="a620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80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856">
      <text:list-level-style-number text:level="1" style:num-format="1" style:num-suffix=".">
        <style:list-level-properties text:space-before="0.355in" text:min-label-width="0.5in"/>
        <style:text-properties fo:color="#9e3611" fo:font-family="Century Gothic" fo:font-size="85%"/>
      </text:list-level-style-number>
      <text:list-level-style-number text:level="2" style:num-format="1" style:num-suffix=".">
        <style:list-level-properties text:space-before="0.655in" text:min-label-width="0.5in"/>
        <style:text-properties fo:color="#9e3611" fo:font-family="Century Gothic" fo:font-size="85%"/>
      </text:list-level-style-number>
      <text:list-level-style-number text:level="3" style:num-format="1" style:num-suffix=".">
        <style:list-level-properties text:space-before="0.955in" text:min-label-width="0.5in"/>
        <style:text-properties fo:color="#9e3611" fo:font-family="Century Gothic" fo:font-size="85%"/>
      </text:list-level-style-number>
      <text:list-level-style-number text:level="4" style:num-format="1" style:num-suffix=".">
        <style:list-level-properties text:space-before="1.255in" text:min-label-width="0.5in"/>
        <style:text-properties fo:color="#9e3611" fo:font-family="Century Gothic" fo:font-size="85%"/>
      </text:list-level-style-number>
      <text:list-level-style-number text:level="5" style:num-format="1" style:num-suffix=".">
        <style:list-level-properties text:space-before="1.555in" text:min-label-width="0.5in"/>
        <style:text-properties fo:color="#9e3611" fo:font-family="Century Gothic" fo:font-size="85%"/>
      </text:list-level-style-number>
      <text:list-level-style-number text:level="6" style:num-format="1" style:num-suffix=".">
        <style:list-level-properties text:space-before="2.905in" text:min-label-width="0.5in"/>
        <style:text-properties fo:color="#9e3611" fo:font-family="Century Gothic" fo:font-size="85%"/>
      </text:list-level-style-number>
      <text:list-level-style-number text:level="7" style:num-format="1" style:num-suffix=".">
        <style:list-level-properties text:space-before="3.405in" text:min-label-width="0.5in"/>
        <style:text-properties fo:color="#9e3611" fo:font-family="Century Gothic" fo:font-size="85%"/>
      </text:list-level-style-number>
      <text:list-level-style-number text:level="8" style:num-format="1" style:num-suffix=".">
        <style:list-level-properties text:space-before="3.905in" text:min-label-width="0.5in"/>
        <style:text-properties fo:color="#9e3611" fo:font-family="Century Gothic" fo:font-size="85%"/>
      </text:list-level-style-number>
      <text:list-level-style-number text:level="9" style:num-format="1" style:num-suffix=".">
        <style:list-level-properties text:space-before="4.405in" text:min-label-width="0.5in"/>
        <style:text-properties fo:color="#9e3611" fo:font-family="Century Gothic" fo:font-size="85%"/>
      </text:list-level-style-number>
    </text:list-style>
    <text:list-style style:name="a859">
      <text:list-level-style-number text:level="1" style:num-format="1" style:num-suffix=".">
        <style:list-level-properties text:space-before="0.075in" text:min-label-width="0.5in"/>
        <style:text-properties fo:color="#9e3611" fo:font-family="Century Gothic" fo:font-size="85%"/>
      </text:list-level-style-number>
      <text:list-level-style-number text:level="2" style:num-format="1" style:num-suffix=".">
        <style:list-level-properties text:space-before="0.375in" text:min-label-width="0.5in"/>
        <style:text-properties fo:color="#9e3611" fo:font-family="Century Gothic" fo:font-size="85%"/>
      </text:list-level-style-number>
      <text:list-level-style-number text:level="3" style:num-format="1" style:num-suffix=".">
        <style:list-level-properties text:space-before="0.675in" text:min-label-width="0.5in"/>
        <style:text-properties fo:color="#9e3611" fo:font-family="Century Gothic" fo:font-size="85%"/>
      </text:list-level-style-number>
      <text:list-level-style-number text:level="4" style:num-format="1" style:num-suffix=".">
        <style:list-level-properties text:space-before="0.975in" text:min-label-width="0.5in"/>
        <style:text-properties fo:color="#9e3611" fo:font-family="Century Gothic" fo:font-size="85%"/>
      </text:list-level-style-number>
      <text:list-level-style-number text:level="5" style:num-format="1" style:num-suffix=".">
        <style:list-level-properties text:space-before="1.275in" text:min-label-width="0.5in"/>
        <style:text-properties fo:color="#9e3611" fo:font-family="Century Gothic" fo:font-size="85%"/>
      </text:list-level-style-number>
      <text:list-level-style-number text:level="6" style:num-format="1" style:num-suffix=".">
        <style:list-level-properties text:space-before="2.625in" text:min-label-width="0.5in"/>
        <style:text-properties fo:color="#9e3611" fo:font-family="Century Gothic" fo:font-size="85%"/>
      </text:list-level-style-number>
      <text:list-level-style-number text:level="7" style:num-format="1" style:num-suffix=".">
        <style:list-level-properties text:space-before="3.125in" text:min-label-width="0.5in"/>
        <style:text-properties fo:color="#9e3611" fo:font-family="Century Gothic" fo:font-size="85%"/>
      </text:list-level-style-number>
      <text:list-level-style-number text:level="8" style:num-format="1" style:num-suffix=".">
        <style:list-level-properties text:space-before="3.625in" text:min-label-width="0.5in"/>
        <style:text-properties fo:color="#9e3611" fo:font-family="Century Gothic" fo:font-size="85%"/>
      </text:list-level-style-number>
      <text:list-level-style-number text:level="9" style:num-format="1" style:num-suffix=".">
        <style:list-level-properties text:space-before="4.125in" text:min-label-width="0.5in"/>
        <style:text-properties fo:color="#9e3611" fo:font-family="Century Gothic" fo:font-size="85%"/>
      </text:list-level-style-number>
    </text:list-style>
    <text:list-style style:name="a67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67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92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62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67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97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97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74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92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79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511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746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561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514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79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564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517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81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81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862">
      <text:list-level-style-number text:level="1" style:num-format="1" style:num-suffix=".">
        <style:list-level-properties text:space-before="0.1in" text:min-label-width="0.5in"/>
        <style:text-properties fo:color="#9e3611" fo:font-family="Century Gothic" fo:font-size="85%"/>
      </text:list-level-style-number>
      <text:list-level-style-number text:level="2" style:num-format="1" style:num-suffix=".">
        <style:list-level-properties text:space-before="0.4in" text:min-label-width="0.5in"/>
        <style:text-properties fo:color="#9e3611" fo:font-family="Century Gothic" fo:font-size="85%"/>
      </text:list-level-style-number>
      <text:list-level-style-number text:level="3" style:num-format="1" style:num-suffix=".">
        <style:list-level-properties text:space-before="0.7in" text:min-label-width="0.5in"/>
        <style:text-properties fo:color="#9e3611" fo:font-family="Century Gothic" fo:font-size="85%"/>
      </text:list-level-style-number>
      <text:list-level-style-number text:level="4" style:num-format="1" style:num-suffix=".">
        <style:list-level-properties text:space-before="1in" text:min-label-width="0.5in"/>
        <style:text-properties fo:color="#9e3611" fo:font-family="Century Gothic" fo:font-size="85%"/>
      </text:list-level-style-number>
      <text:list-level-style-number text:level="5" style:num-format="1" style:num-suffix=".">
        <style:list-level-properties text:space-before="1.3in" text:min-label-width="0.5in"/>
        <style:text-properties fo:color="#9e3611" fo:font-family="Century Gothic" fo:font-size="85%"/>
      </text:list-level-style-number>
      <text:list-level-style-number text:level="6" style:num-format="1" style:num-suffix=".">
        <style:list-level-properties text:space-before="2.65in" text:min-label-width="0.5in"/>
        <style:text-properties fo:color="#9e3611" fo:font-family="Century Gothic" fo:font-size="85%"/>
      </text:list-level-style-number>
      <text:list-level-style-number text:level="7" style:num-format="1" style:num-suffix=".">
        <style:list-level-properties text:space-before="3.15in" text:min-label-width="0.5in"/>
        <style:text-properties fo:color="#9e3611" fo:font-family="Century Gothic" fo:font-size="85%"/>
      </text:list-level-style-number>
      <text:list-level-style-number text:level="8" style:num-format="1" style:num-suffix=".">
        <style:list-level-properties text:space-before="3.65in" text:min-label-width="0.5in"/>
        <style:text-properties fo:color="#9e3611" fo:font-family="Century Gothic" fo:font-size="85%"/>
      </text:list-level-style-number>
      <text:list-level-style-number text:level="9" style:num-format="1" style:num-suffix=".">
        <style:list-level-properties text:space-before="4.15in" text:min-label-width="0.5in"/>
        <style:text-properties fo:color="#9e3611" fo:font-family="Century Gothic" fo:font-size="85%"/>
      </text:list-level-style-number>
    </text:list-style>
    <text:list-style style:name="a569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865">
      <text:list-level-style-number text:level="1" style:num-format="1" style:num-suffix=".">
        <style:list-level-properties text:space-before="0.3in" text:min-label-width="0.5in"/>
        <style:text-properties fo:color="#9e3611" fo:font-family="Century Gothic" fo:font-size="85%"/>
      </text:list-level-style-number>
      <text:list-level-style-number text:level="2" style:num-format="1" style:num-suffix=".">
        <style:list-level-properties text:space-before="0.6in" text:min-label-width="0.5in"/>
        <style:text-properties fo:color="#9e3611" fo:font-family="Century Gothic" fo:font-size="85%"/>
      </text:list-level-style-number>
      <text:list-level-style-number text:level="3" style:num-format="1" style:num-suffix=".">
        <style:list-level-properties text:space-before="0.9in" text:min-label-width="0.5in"/>
        <style:text-properties fo:color="#9e3611" fo:font-family="Century Gothic" fo:font-size="85%"/>
      </text:list-level-style-number>
      <text:list-level-style-number text:level="4" style:num-format="1" style:num-suffix=".">
        <style:list-level-properties text:space-before="1.2in" text:min-label-width="0.5in"/>
        <style:text-properties fo:color="#9e3611" fo:font-family="Century Gothic" fo:font-size="85%"/>
      </text:list-level-style-number>
      <text:list-level-style-number text:level="5" style:num-format="1" style:num-suffix=".">
        <style:list-level-properties text:space-before="1.5in" text:min-label-width="0.5in"/>
        <style:text-properties fo:color="#9e3611" fo:font-family="Century Gothic" fo:font-size="85%"/>
      </text:list-level-style-number>
      <text:list-level-style-number text:level="6" style:num-format="1" style:num-suffix=".">
        <style:list-level-properties text:space-before="2.85in" text:min-label-width="0.5in"/>
        <style:text-properties fo:color="#9e3611" fo:font-family="Century Gothic" fo:font-size="85%"/>
      </text:list-level-style-number>
      <text:list-level-style-number text:level="7" style:num-format="1" style:num-suffix=".">
        <style:list-level-properties text:space-before="3.35in" text:min-label-width="0.5in"/>
        <style:text-properties fo:color="#9e3611" fo:font-family="Century Gothic" fo:font-size="85%"/>
      </text:list-level-style-number>
      <text:list-level-style-number text:level="8" style:num-format="1" style:num-suffix=".">
        <style:list-level-properties text:space-before="3.85in" text:min-label-width="0.5in"/>
        <style:text-properties fo:color="#9e3611" fo:font-family="Century Gothic" fo:font-size="85%"/>
      </text:list-level-style-number>
      <text:list-level-style-number text:level="9" style:num-format="1" style:num-suffix=".">
        <style:list-level-properties text:space-before="4.35in" text:min-label-width="0.5in"/>
        <style:text-properties fo:color="#9e3611" fo:font-family="Century Gothic" fo:font-size="85%"/>
      </text:list-level-style-number>
    </text:list-style>
    <text:list-style style:name="a63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868">
      <text:list-level-style-number text:level="1" style:num-format="1" style:num-suffix=".">
        <style:list-level-properties text:space-before="0.1in" text:min-label-width="0.5in"/>
        <style:text-properties fo:color="#9e3611" fo:font-family="Century Gothic" fo:font-size="85%"/>
      </text:list-level-style-number>
      <text:list-level-style-number text:level="2" style:num-format="1" style:num-suffix=".">
        <style:list-level-properties text:space-before="0.4in" text:min-label-width="0.5in"/>
        <style:text-properties fo:color="#9e3611" fo:font-family="Century Gothic" fo:font-size="85%"/>
      </text:list-level-style-number>
      <text:list-level-style-number text:level="3" style:num-format="1" style:num-suffix=".">
        <style:list-level-properties text:space-before="0.7in" text:min-label-width="0.5in"/>
        <style:text-properties fo:color="#9e3611" fo:font-family="Century Gothic" fo:font-size="85%"/>
      </text:list-level-style-number>
      <text:list-level-style-number text:level="4" style:num-format="1" style:num-suffix=".">
        <style:list-level-properties text:space-before="1in" text:min-label-width="0.5in"/>
        <style:text-properties fo:color="#9e3611" fo:font-family="Century Gothic" fo:font-size="85%"/>
      </text:list-level-style-number>
      <text:list-level-style-number text:level="5" style:num-format="1" style:num-suffix=".">
        <style:list-level-properties text:space-before="1.3in" text:min-label-width="0.5in"/>
        <style:text-properties fo:color="#9e3611" fo:font-family="Century Gothic" fo:font-size="85%"/>
      </text:list-level-style-number>
      <text:list-level-style-number text:level="6" style:num-format="1" style:num-suffix=".">
        <style:list-level-properties text:space-before="2.65in" text:min-label-width="0.5in"/>
        <style:text-properties fo:color="#9e3611" fo:font-family="Century Gothic" fo:font-size="85%"/>
      </text:list-level-style-number>
      <text:list-level-style-number text:level="7" style:num-format="1" style:num-suffix=".">
        <style:list-level-properties text:space-before="3.15in" text:min-label-width="0.5in"/>
        <style:text-properties fo:color="#9e3611" fo:font-family="Century Gothic" fo:font-size="85%"/>
      </text:list-level-style-number>
      <text:list-level-style-number text:level="8" style:num-format="1" style:num-suffix=".">
        <style:list-level-properties text:space-before="3.65in" text:min-label-width="0.5in"/>
        <style:text-properties fo:color="#9e3611" fo:font-family="Century Gothic" fo:font-size="85%"/>
      </text:list-level-style-number>
      <text:list-level-style-number text:level="9" style:num-format="1" style:num-suffix=".">
        <style:list-level-properties text:space-before="4.15in" text:min-label-width="0.5in"/>
        <style:text-properties fo:color="#9e3611" fo:font-family="Century Gothic" fo:font-size="85%"/>
      </text:list-level-style-number>
    </text:list-style>
    <text:list-style style:name="a68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63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63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93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70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98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93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986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70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75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98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70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520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75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523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572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526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575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82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871">
      <text:list-level-style-number text:level="1" style:num-format="1" style:num-suffix=".">
        <style:list-level-properties text:space-before="0.1in" text:min-label-width="0.5in"/>
        <style:text-properties fo:color="#9e3611" fo:font-family="Century Gothic" fo:font-size="85%"/>
      </text:list-level-style-number>
      <text:list-level-style-number text:level="2" style:num-format="1" style:num-suffix=".">
        <style:list-level-properties text:space-before="0.4in" text:min-label-width="0.5in"/>
        <style:text-properties fo:color="#9e3611" fo:font-family="Century Gothic" fo:font-size="85%"/>
      </text:list-level-style-number>
      <text:list-level-style-number text:level="3" style:num-format="1" style:num-suffix=".">
        <style:list-level-properties text:space-before="0.7in" text:min-label-width="0.5in"/>
        <style:text-properties fo:color="#9e3611" fo:font-family="Century Gothic" fo:font-size="85%"/>
      </text:list-level-style-number>
      <text:list-level-style-number text:level="4" style:num-format="1" style:num-suffix=".">
        <style:list-level-properties text:space-before="1in" text:min-label-width="0.5in"/>
        <style:text-properties fo:color="#9e3611" fo:font-family="Century Gothic" fo:font-size="85%"/>
      </text:list-level-style-number>
      <text:list-level-style-number text:level="5" style:num-format="1" style:num-suffix=".">
        <style:list-level-properties text:space-before="1.3in" text:min-label-width="0.5in"/>
        <style:text-properties fo:color="#9e3611" fo:font-family="Century Gothic" fo:font-size="85%"/>
      </text:list-level-style-number>
      <text:list-level-style-number text:level="6" style:num-format="1" style:num-suffix=".">
        <style:list-level-properties text:space-before="2.65in" text:min-label-width="0.5in"/>
        <style:text-properties fo:color="#9e3611" fo:font-family="Century Gothic" fo:font-size="85%"/>
      </text:list-level-style-number>
      <text:list-level-style-number text:level="7" style:num-format="1" style:num-suffix=".">
        <style:list-level-properties text:space-before="3.15in" text:min-label-width="0.5in"/>
        <style:text-properties fo:color="#9e3611" fo:font-family="Century Gothic" fo:font-size="85%"/>
      </text:list-level-style-number>
      <text:list-level-style-number text:level="8" style:num-format="1" style:num-suffix=".">
        <style:list-level-properties text:space-before="3.65in" text:min-label-width="0.5in"/>
        <style:text-properties fo:color="#9e3611" fo:font-family="Century Gothic" fo:font-size="85%"/>
      </text:list-level-style-number>
      <text:list-level-style-number text:level="9" style:num-format="1" style:num-suffix=".">
        <style:list-level-properties text:space-before="4.15in" text:min-label-width="0.5in"/>
        <style:text-properties fo:color="#9e3611" fo:font-family="Century Gothic" fo:font-size="85%"/>
      </text:list-level-style-number>
    </text:list-style>
    <text:list-style style:name="a82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874">
      <text:list-level-style-number text:level="1" style:num-format="1" style:num-suffix=".">
        <style:list-level-properties text:space-before="0.1in" text:min-label-width="0.5in"/>
        <style:text-properties fo:color="#9e3611" fo:font-family="Century Gothic" fo:font-size="85%"/>
      </text:list-level-style-number>
      <text:list-level-style-number text:level="2" style:num-format="1" style:num-suffix=".">
        <style:list-level-properties text:space-before="0.4in" text:min-label-width="0.5in"/>
        <style:text-properties fo:color="#9e3611" fo:font-family="Century Gothic" fo:font-size="85%"/>
      </text:list-level-style-number>
      <text:list-level-style-number text:level="3" style:num-format="1" style:num-suffix=".">
        <style:list-level-properties text:space-before="0.7in" text:min-label-width="0.5in"/>
        <style:text-properties fo:color="#9e3611" fo:font-family="Century Gothic" fo:font-size="85%"/>
      </text:list-level-style-number>
      <text:list-level-style-number text:level="4" style:num-format="1" style:num-suffix=".">
        <style:list-level-properties text:space-before="1in" text:min-label-width="0.5in"/>
        <style:text-properties fo:color="#9e3611" fo:font-family="Century Gothic" fo:font-size="85%"/>
      </text:list-level-style-number>
      <text:list-level-style-number text:level="5" style:num-format="1" style:num-suffix=".">
        <style:list-level-properties text:space-before="1.3in" text:min-label-width="0.5in"/>
        <style:text-properties fo:color="#9e3611" fo:font-family="Century Gothic" fo:font-size="85%"/>
      </text:list-level-style-number>
      <text:list-level-style-number text:level="6" style:num-format="1" style:num-suffix=".">
        <style:list-level-properties text:space-before="2.65in" text:min-label-width="0.5in"/>
        <style:text-properties fo:color="#9e3611" fo:font-family="Century Gothic" fo:font-size="85%"/>
      </text:list-level-style-number>
      <text:list-level-style-number text:level="7" style:num-format="1" style:num-suffix=".">
        <style:list-level-properties text:space-before="3.15in" text:min-label-width="0.5in"/>
        <style:text-properties fo:color="#9e3611" fo:font-family="Century Gothic" fo:font-size="85%"/>
      </text:list-level-style-number>
      <text:list-level-style-number text:level="8" style:num-format="1" style:num-suffix=".">
        <style:list-level-properties text:space-before="3.65in" text:min-label-width="0.5in"/>
        <style:text-properties fo:color="#9e3611" fo:font-family="Century Gothic" fo:font-size="85%"/>
      </text:list-level-style-number>
      <text:list-level-style-number text:level="9" style:num-format="1" style:num-suffix=".">
        <style:list-level-properties text:space-before="4.15in" text:min-label-width="0.5in"/>
        <style:text-properties fo:color="#9e3611" fo:font-family="Century Gothic" fo:font-size="85%"/>
      </text:list-level-style-number>
    </text:list-style>
    <text:list-style style:name="a82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64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69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877">
      <text:list-level-style-number text:level="1" style:num-format="1" style:num-suffix=".">
        <style:list-level-properties text:space-before="0.075in" text:min-label-width="0.5in"/>
        <style:text-properties fo:color="#9e3611" fo:font-family="Century Gothic" fo:font-size="85%"/>
      </text:list-level-style-number>
      <text:list-level-style-number text:level="2" style:num-format="1" style:num-suffix=".">
        <style:list-level-properties text:space-before="0.375in" text:min-label-width="0.5in"/>
        <style:text-properties fo:color="#9e3611" fo:font-family="Century Gothic" fo:font-size="85%"/>
      </text:list-level-style-number>
      <text:list-level-style-number text:level="3" style:num-format="1" style:num-suffix=".">
        <style:list-level-properties text:space-before="0.675in" text:min-label-width="0.5in"/>
        <style:text-properties fo:color="#9e3611" fo:font-family="Century Gothic" fo:font-size="85%"/>
      </text:list-level-style-number>
      <text:list-level-style-number text:level="4" style:num-format="1" style:num-suffix=".">
        <style:list-level-properties text:space-before="0.975in" text:min-label-width="0.5in"/>
        <style:text-properties fo:color="#9e3611" fo:font-family="Century Gothic" fo:font-size="85%"/>
      </text:list-level-style-number>
      <text:list-level-style-number text:level="5" style:num-format="1" style:num-suffix=".">
        <style:list-level-properties text:space-before="1.275in" text:min-label-width="0.5in"/>
        <style:text-properties fo:color="#9e3611" fo:font-family="Century Gothic" fo:font-size="85%"/>
      </text:list-level-style-number>
      <text:list-level-style-number text:level="6" style:num-format="1" style:num-suffix=".">
        <style:list-level-properties text:space-before="2.625in" text:min-label-width="0.5in"/>
        <style:text-properties fo:color="#9e3611" fo:font-family="Century Gothic" fo:font-size="85%"/>
      </text:list-level-style-number>
      <text:list-level-style-number text:level="7" style:num-format="1" style:num-suffix=".">
        <style:list-level-properties text:space-before="3.125in" text:min-label-width="0.5in"/>
        <style:text-properties fo:color="#9e3611" fo:font-family="Century Gothic" fo:font-size="85%"/>
      </text:list-level-style-number>
      <text:list-level-style-number text:level="8" style:num-format="1" style:num-suffix=".">
        <style:list-level-properties text:space-before="3.625in" text:min-label-width="0.5in"/>
        <style:text-properties fo:color="#9e3611" fo:font-family="Century Gothic" fo:font-size="85%"/>
      </text:list-level-style-number>
      <text:list-level-style-number text:level="9" style:num-format="1" style:num-suffix=".">
        <style:list-level-properties text:space-before="4.125in" text:min-label-width="0.5in"/>
        <style:text-properties fo:color="#9e3611" fo:font-family="Century Gothic" fo:font-size="85%"/>
      </text:list-level-style-number>
    </text:list-style>
    <text:list-style style:name="a64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646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69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462">
      <text:list-level-style-number text:level="1" style:num-format="">
        <style:list-level-properties text:space-before="0in" text:min-label-width="0.58333in"/>
      </text:list-level-style-number>
      <text:list-level-style-number text:level="2" style:num-format="">
        <style:list-level-properties text:space-before="0.3in" text:min-label-width="0.58333in"/>
      </text:list-level-style-number>
      <text:list-level-style-number text:level="3" style:num-format="">
        <style:list-level-properties text:space-before="0.6in" text:min-label-width="0.58333in"/>
      </text:list-level-style-number>
      <text:list-level-style-number text:level="4" style:num-format="">
        <style:list-level-properties text:space-before="0.9in" text:min-label-width="0.58333in"/>
      </text:list-level-style-number>
      <text:list-level-style-number text:level="5" style:num-format="">
        <style:list-level-properties text:space-before="1.2in" text:min-label-width="0.58333in"/>
      </text:list-level-style-number>
      <text:list-level-style-number text:level="6" style:num-format="">
        <style:list-level-properties text:space-before="2.55in" text:min-label-width="0.58333in"/>
      </text:list-level-style-number>
      <text:list-level-style-number text:level="7" style:num-format="">
        <style:list-level-properties text:space-before="3.05in" text:min-label-width="0.58333in"/>
      </text:list-level-style-number>
      <text:list-level-style-number text:level="8" style:num-format="">
        <style:list-level-properties text:space-before="3.55in" text:min-label-width="0.58333in"/>
      </text:list-level-style-number>
      <text:list-level-style-number text:level="9" style:num-format="">
        <style:list-level-properties text:space-before="4.05in" text:min-label-width="0.58333in"/>
      </text:list-level-style-number>
    </text:list-style>
    <text:list-style style:name="a64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99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71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465">
      <text:list-level-style-number text:level="1" style:num-format="">
        <style:list-level-properties text:space-before="0in" text:min-label-width="0.58333in"/>
      </text:list-level-style-number>
      <text:list-level-style-number text:level="2" style:num-format="">
        <style:list-level-properties text:space-before="0.3in" text:min-label-width="0.58333in"/>
      </text:list-level-style-number>
      <text:list-level-style-number text:level="3" style:num-format="">
        <style:list-level-properties text:space-before="0.6in" text:min-label-width="0.58333in"/>
      </text:list-level-style-number>
      <text:list-level-style-number text:level="4" style:num-format="">
        <style:list-level-properties text:space-before="0.9in" text:min-label-width="0.58333in"/>
      </text:list-level-style-number>
      <text:list-level-style-number text:level="5" style:num-format="">
        <style:list-level-properties text:space-before="1.2in" text:min-label-width="0.58333in"/>
      </text:list-level-style-number>
      <text:list-level-style-number text:level="6" style:num-format="">
        <style:list-level-properties text:space-before="2.55in" text:min-label-width="0.58333in"/>
      </text:list-level-style-number>
      <text:list-level-style-number text:level="7" style:num-format="">
        <style:list-level-properties text:space-before="3.05in" text:min-label-width="0.58333in"/>
      </text:list-level-style-number>
      <text:list-level-style-number text:level="8" style:num-format="">
        <style:list-level-properties text:space-before="3.55in" text:min-label-width="0.58333in"/>
      </text:list-level-style-number>
      <text:list-level-style-number text:level="9" style:num-format="">
        <style:list-level-properties text:space-before="4.05in" text:min-label-width="0.58333in"/>
      </text:list-level-style-number>
    </text:list-style>
    <text:list-style style:name="a94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76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71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468">
      <text:list-level-style-number text:level="1" style:num-format="">
        <style:list-level-properties text:space-before="0in" text:min-label-width="0.58333in"/>
      </text:list-level-style-number>
      <text:list-level-style-number text:level="2" style:num-format="">
        <style:list-level-properties text:space-before="0.3in" text:min-label-width="0.58333in"/>
      </text:list-level-style-number>
      <text:list-level-style-number text:level="3" style:num-format="">
        <style:list-level-properties text:space-before="0.6in" text:min-label-width="0.58333in"/>
      </text:list-level-style-number>
      <text:list-level-style-number text:level="4" style:num-format="">
        <style:list-level-properties text:space-before="0.9in" text:min-label-width="0.58333in"/>
      </text:list-level-style-number>
      <text:list-level-style-number text:level="5" style:num-format="">
        <style:list-level-properties text:space-before="1.2in" text:min-label-width="0.58333in"/>
      </text:list-level-style-number>
      <text:list-level-style-number text:level="6" style:num-format="">
        <style:list-level-properties text:space-before="2.55in" text:min-label-width="0.58333in"/>
      </text:list-level-style-number>
      <text:list-level-style-number text:level="7" style:num-format="">
        <style:list-level-properties text:space-before="3.05in" text:min-label-width="0.58333in"/>
      </text:list-level-style-number>
      <text:list-level-style-number text:level="8" style:num-format="">
        <style:list-level-properties text:space-before="3.55in" text:min-label-width="0.58333in"/>
      </text:list-level-style-number>
      <text:list-level-style-number text:level="9" style:num-format="">
        <style:list-level-properties text:space-before="4.05in" text:min-label-width="0.58333in"/>
      </text:list-level-style-number>
    </text:list-style>
    <text:list-style style:name="a94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76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716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766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532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76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83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880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58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83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88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600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836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603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83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65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606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90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609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471">
      <text:list-level-style-number text:level="1" style:num-format="1" style:num-suffix=".">
        <style:list-level-properties text:space-before="0.1375in" text:min-label-width="0.58333in"/>
        <style:text-properties fo:color="#9e3611" fo:font-family="Wingdings" style:font-pitch="variable" fo:font-size="85%"/>
      </text:list-level-style-number>
      <text:list-level-style-number text:level="2" style:num-format="1" style:num-suffix=".">
        <style:list-level-properties text:space-before="0.4375in" text:min-label-width="0.58333in"/>
        <style:text-properties fo:color="#9e3611" fo:font-family="Wingdings" style:font-pitch="variable" fo:font-size="85%"/>
      </text:list-level-style-number>
      <text:list-level-style-number text:level="3" style:num-format="1" style:num-suffix=".">
        <style:list-level-properties text:space-before="0.7375in" text:min-label-width="0.58333in"/>
        <style:text-properties fo:color="#9e3611" fo:font-family="Wingdings" style:font-pitch="variable" fo:font-size="85%"/>
      </text:list-level-style-number>
      <text:list-level-style-number text:level="4" style:num-format="1" style:num-suffix=".">
        <style:list-level-properties text:space-before="1.0375in" text:min-label-width="0.58333in"/>
        <style:text-properties fo:color="#9e3611" fo:font-family="Wingdings" style:font-pitch="variable" fo:font-size="85%"/>
      </text:list-level-style-number>
      <text:list-level-style-number text:level="5" style:num-format="1" style:num-suffix=".">
        <style:list-level-properties text:space-before="1.3375in" text:min-label-width="0.58333in"/>
        <style:text-properties fo:color="#9e3611" fo:font-family="Wingdings" style:font-pitch="variable" fo:font-size="85%"/>
      </text:list-level-style-number>
      <text:list-level-style-number text:level="6" style:num-format="1" style:num-suffix=".">
        <style:list-level-properties text:space-before="2.6875in" text:min-label-width="0.58333in"/>
        <style:text-properties fo:color="#9e3611" fo:font-family="Wingdings" style:font-pitch="variable" fo:font-size="85%"/>
      </text:list-level-style-number>
      <text:list-level-style-number text:level="7" style:num-format="1" style:num-suffix=".">
        <style:list-level-properties text:space-before="3.1875in" text:min-label-width="0.58333in"/>
        <style:text-properties fo:color="#9e3611" fo:font-family="Wingdings" style:font-pitch="variable" fo:font-size="85%"/>
      </text:list-level-style-number>
      <text:list-level-style-number text:level="8" style:num-format="1" style:num-suffix=".">
        <style:list-level-properties text:space-before="3.6875in" text:min-label-width="0.58333in"/>
        <style:text-properties fo:color="#9e3611" fo:font-family="Wingdings" style:font-pitch="variable" fo:font-size="85%"/>
      </text:list-level-style-number>
      <text:list-level-style-number text:level="9" style:num-format="1" style:num-suffix=".">
        <style:list-level-properties text:space-before="4.1875in" text:min-label-width="0.58333in"/>
        <style:text-properties fo:color="#9e3611" fo:font-family="Wingdings" style:font-pitch="variable" fo:font-size="85%"/>
      </text:list-level-style-number>
    </text:list-style>
    <text:list-style style:name="a95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90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474">
      <text:list-level-style-number text:level="1" style:num-format="1" style:num-suffix=".">
        <style:list-level-properties text:space-before="0.1375in" text:min-label-width="0.58333in"/>
        <style:text-properties fo:color="#9e3611" fo:font-family="Wingdings" style:font-pitch="variable" fo:font-size="85%"/>
      </text:list-level-style-number>
      <text:list-level-style-number text:level="2" style:num-format="1" style:num-suffix=".">
        <style:list-level-properties text:space-before="0.4375in" text:min-label-width="0.58333in"/>
        <style:text-properties fo:color="#9e3611" fo:font-family="Wingdings" style:font-pitch="variable" fo:font-size="85%"/>
      </text:list-level-style-number>
      <text:list-level-style-number text:level="3" style:num-format="1" style:num-suffix=".">
        <style:list-level-properties text:space-before="0.7375in" text:min-label-width="0.58333in"/>
        <style:text-properties fo:color="#9e3611" fo:font-family="Wingdings" style:font-pitch="variable" fo:font-size="85%"/>
      </text:list-level-style-number>
      <text:list-level-style-number text:level="4" style:num-format="1" style:num-suffix=".">
        <style:list-level-properties text:space-before="1.0375in" text:min-label-width="0.58333in"/>
        <style:text-properties fo:color="#9e3611" fo:font-family="Wingdings" style:font-pitch="variable" fo:font-size="85%"/>
      </text:list-level-style-number>
      <text:list-level-style-number text:level="5" style:num-format="1" style:num-suffix=".">
        <style:list-level-properties text:space-before="1.3375in" text:min-label-width="0.58333in"/>
        <style:text-properties fo:color="#9e3611" fo:font-family="Wingdings" style:font-pitch="variable" fo:font-size="85%"/>
      </text:list-level-style-number>
      <text:list-level-style-number text:level="6" style:num-format="1" style:num-suffix=".">
        <style:list-level-properties text:space-before="2.6875in" text:min-label-width="0.58333in"/>
        <style:text-properties fo:color="#9e3611" fo:font-family="Wingdings" style:font-pitch="variable" fo:font-size="85%"/>
      </text:list-level-style-number>
      <text:list-level-style-number text:level="7" style:num-format="1" style:num-suffix=".">
        <style:list-level-properties text:space-before="3.1875in" text:min-label-width="0.58333in"/>
        <style:text-properties fo:color="#9e3611" fo:font-family="Wingdings" style:font-pitch="variable" fo:font-size="85%"/>
      </text:list-level-style-number>
      <text:list-level-style-number text:level="8" style:num-format="1" style:num-suffix=".">
        <style:list-level-properties text:space-before="3.6875in" text:min-label-width="0.58333in"/>
        <style:text-properties fo:color="#9e3611" fo:font-family="Wingdings" style:font-pitch="variable" fo:font-size="85%"/>
      </text:list-level-style-number>
      <text:list-level-style-number text:level="9" style:num-format="1" style:num-suffix=".">
        <style:list-level-properties text:space-before="4.1875in" text:min-label-width="0.58333in"/>
        <style:text-properties fo:color="#9e3611" fo:font-family="Wingdings" style:font-pitch="variable" fo:font-size="85%"/>
      </text:list-level-style-number>
    </text:list-style>
    <text:list-style style:name="a95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90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477">
      <text:list-level-style-number text:level="1" style:num-format="1" style:num-suffix=".">
        <style:list-level-properties text:space-before="0.1375in" text:min-label-width="0.58333in"/>
        <style:text-properties fo:color="#9e3611" fo:font-family="Wingdings" style:font-pitch="variable" fo:font-size="85%"/>
      </text:list-level-style-number>
      <text:list-level-style-number text:level="2" style:num-format="1" style:num-suffix=".">
        <style:list-level-properties text:space-before="0.4375in" text:min-label-width="0.58333in"/>
        <style:text-properties fo:color="#9e3611" fo:font-family="Wingdings" style:font-pitch="variable" fo:font-size="85%"/>
      </text:list-level-style-number>
      <text:list-level-style-number text:level="3" style:num-format="1" style:num-suffix=".">
        <style:list-level-properties text:space-before="0.7375in" text:min-label-width="0.58333in"/>
        <style:text-properties fo:color="#9e3611" fo:font-family="Wingdings" style:font-pitch="variable" fo:font-size="85%"/>
      </text:list-level-style-number>
      <text:list-level-style-number text:level="4" style:num-format="1" style:num-suffix=".">
        <style:list-level-properties text:space-before="1.0375in" text:min-label-width="0.58333in"/>
        <style:text-properties fo:color="#9e3611" fo:font-family="Wingdings" style:font-pitch="variable" fo:font-size="85%"/>
      </text:list-level-style-number>
      <text:list-level-style-number text:level="5" style:num-format="1" style:num-suffix=".">
        <style:list-level-properties text:space-before="1.3375in" text:min-label-width="0.58333in"/>
        <style:text-properties fo:color="#9e3611" fo:font-family="Wingdings" style:font-pitch="variable" fo:font-size="85%"/>
      </text:list-level-style-number>
      <text:list-level-style-number text:level="6" style:num-format="1" style:num-suffix=".">
        <style:list-level-properties text:space-before="2.6875in" text:min-label-width="0.58333in"/>
        <style:text-properties fo:color="#9e3611" fo:font-family="Wingdings" style:font-pitch="variable" fo:font-size="85%"/>
      </text:list-level-style-number>
      <text:list-level-style-number text:level="7" style:num-format="1" style:num-suffix=".">
        <style:list-level-properties text:space-before="3.1875in" text:min-label-width="0.58333in"/>
        <style:text-properties fo:color="#9e3611" fo:font-family="Wingdings" style:font-pitch="variable" fo:font-size="85%"/>
      </text:list-level-style-number>
      <text:list-level-style-number text:level="8" style:num-format="1" style:num-suffix=".">
        <style:list-level-properties text:space-before="3.6875in" text:min-label-width="0.58333in"/>
        <style:text-properties fo:color="#9e3611" fo:font-family="Wingdings" style:font-pitch="variable" fo:font-size="85%"/>
      </text:list-level-style-number>
      <text:list-level-style-number text:level="9" style:num-format="1" style:num-suffix=".">
        <style:list-level-properties text:space-before="4.1875in" text:min-label-width="0.58333in"/>
        <style:text-properties fo:color="#9e3611" fo:font-family="Wingdings" style:font-pitch="variable" fo:font-size="85%"/>
      </text:list-level-style-number>
    </text:list-style>
    <text:list-style style:name="a95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77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72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77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72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592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595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549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89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66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847">
      <text:list-level-style-number text:level="1" style:num-format="1" style:num-suffix=".">
        <style:list-level-properties text:space-before="0.075in" text:min-label-width="0.5in"/>
        <style:text-properties fo:color="#9e3611" fo:font-family="Century Gothic" fo:font-size="85%"/>
      </text:list-level-style-number>
      <text:list-level-style-number text:level="2" style:num-format="1" style:num-suffix=".">
        <style:list-level-properties text:space-before="0.375in" text:min-label-width="0.5in"/>
        <style:text-properties fo:color="#9e3611" fo:font-family="Century Gothic" fo:font-size="85%"/>
      </text:list-level-style-number>
      <text:list-level-style-number text:level="3" style:num-format="1" style:num-suffix=".">
        <style:list-level-properties text:space-before="0.675in" text:min-label-width="0.5in"/>
        <style:text-properties fo:color="#9e3611" fo:font-family="Century Gothic" fo:font-size="85%"/>
      </text:list-level-style-number>
      <text:list-level-style-number text:level="4" style:num-format="1" style:num-suffix=".">
        <style:list-level-properties text:space-before="0.975in" text:min-label-width="0.5in"/>
        <style:text-properties fo:color="#9e3611" fo:font-family="Century Gothic" fo:font-size="85%"/>
      </text:list-level-style-number>
      <text:list-level-style-number text:level="5" style:num-format="1" style:num-suffix=".">
        <style:list-level-properties text:space-before="1.275in" text:min-label-width="0.5in"/>
        <style:text-properties fo:color="#9e3611" fo:font-family="Century Gothic" fo:font-size="85%"/>
      </text:list-level-style-number>
      <text:list-level-style-number text:level="6" style:num-format="1" style:num-suffix=".">
        <style:list-level-properties text:space-before="2.625in" text:min-label-width="0.5in"/>
        <style:text-properties fo:color="#9e3611" fo:font-family="Century Gothic" fo:font-size="85%"/>
      </text:list-level-style-number>
      <text:list-level-style-number text:level="7" style:num-format="1" style:num-suffix=".">
        <style:list-level-properties text:space-before="3.125in" text:min-label-width="0.5in"/>
        <style:text-properties fo:color="#9e3611" fo:font-family="Century Gothic" fo:font-size="85%"/>
      </text:list-level-style-number>
      <text:list-level-style-number text:level="8" style:num-format="1" style:num-suffix=".">
        <style:list-level-properties text:space-before="3.625in" text:min-label-width="0.5in"/>
        <style:text-properties fo:color="#9e3611" fo:font-family="Century Gothic" fo:font-size="85%"/>
      </text:list-level-style-number>
      <text:list-level-style-number text:level="9" style:num-format="1" style:num-suffix=".">
        <style:list-level-properties text:space-before="4.125in" text:min-label-width="0.5in"/>
        <style:text-properties fo:color="#9e3611" fo:font-family="Century Gothic" fo:font-size="85%"/>
      </text:list-level-style-number>
    </text:list-style>
    <text:list-style style:name="a61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66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89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61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666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480">
      <text:list-level-style-number text:level="1" style:num-format="1" style:num-suffix=".">
        <style:list-level-properties text:space-before="0.1375in" text:min-label-width="0.58333in"/>
        <style:text-properties fo:color="#9e3611" fo:font-family="Wingdings" style:font-pitch="variable" fo:font-size="85%"/>
      </text:list-level-style-number>
      <text:list-level-style-number text:level="2" style:num-format="1" style:num-suffix=".">
        <style:list-level-properties text:space-before="0.4375in" text:min-label-width="0.58333in"/>
        <style:text-properties fo:color="#9e3611" fo:font-family="Wingdings" style:font-pitch="variable" fo:font-size="85%"/>
      </text:list-level-style-number>
      <text:list-level-style-number text:level="3" style:num-format="1" style:num-suffix=".">
        <style:list-level-properties text:space-before="0.7375in" text:min-label-width="0.58333in"/>
        <style:text-properties fo:color="#9e3611" fo:font-family="Wingdings" style:font-pitch="variable" fo:font-size="85%"/>
      </text:list-level-style-number>
      <text:list-level-style-number text:level="4" style:num-format="1" style:num-suffix=".">
        <style:list-level-properties text:space-before="1.0375in" text:min-label-width="0.58333in"/>
        <style:text-properties fo:color="#9e3611" fo:font-family="Wingdings" style:font-pitch="variable" fo:font-size="85%"/>
      </text:list-level-style-number>
      <text:list-level-style-number text:level="5" style:num-format="1" style:num-suffix=".">
        <style:list-level-properties text:space-before="1.3375in" text:min-label-width="0.58333in"/>
        <style:text-properties fo:color="#9e3611" fo:font-family="Wingdings" style:font-pitch="variable" fo:font-size="85%"/>
      </text:list-level-style-number>
      <text:list-level-style-number text:level="6" style:num-format="1" style:num-suffix=".">
        <style:list-level-properties text:space-before="2.6875in" text:min-label-width="0.58333in"/>
        <style:text-properties fo:color="#9e3611" fo:font-family="Wingdings" style:font-pitch="variable" fo:font-size="85%"/>
      </text:list-level-style-number>
      <text:list-level-style-number text:level="7" style:num-format="1" style:num-suffix=".">
        <style:list-level-properties text:space-before="3.1875in" text:min-label-width="0.58333in"/>
        <style:text-properties fo:color="#9e3611" fo:font-family="Wingdings" style:font-pitch="variable" fo:font-size="85%"/>
      </text:list-level-style-number>
      <text:list-level-style-number text:level="8" style:num-format="1" style:num-suffix=".">
        <style:list-level-properties text:space-before="3.6875in" text:min-label-width="0.58333in"/>
        <style:text-properties fo:color="#9e3611" fo:font-family="Wingdings" style:font-pitch="variable" fo:font-size="85%"/>
      </text:list-level-style-number>
      <text:list-level-style-number text:level="9" style:num-format="1" style:num-suffix=".">
        <style:list-level-properties text:space-before="4.1875in" text:min-label-width="0.58333in"/>
        <style:text-properties fo:color="#9e3611" fo:font-family="Wingdings" style:font-pitch="variable" fo:font-size="85%"/>
      </text:list-level-style-number>
    </text:list-style>
    <text:list-style style:name="a96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91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66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483">
      <text:list-level-style-number text:level="1" style:num-format="1" style:num-suffix=".">
        <style:list-level-properties text:space-before="0.1375in" text:min-label-width="0.58333in"/>
        <style:text-properties fo:color="#9e3611" fo:font-family="Wingdings" style:font-pitch="variable" fo:font-size="85%"/>
      </text:list-level-style-number>
      <text:list-level-style-number text:level="2" style:num-format="1" style:num-suffix=".">
        <style:list-level-properties text:space-before="0.4375in" text:min-label-width="0.58333in"/>
        <style:text-properties fo:color="#9e3611" fo:font-family="Wingdings" style:font-pitch="variable" fo:font-size="85%"/>
      </text:list-level-style-number>
      <text:list-level-style-number text:level="3" style:num-format="1" style:num-suffix=".">
        <style:list-level-properties text:space-before="0.7375in" text:min-label-width="0.58333in"/>
        <style:text-properties fo:color="#9e3611" fo:font-family="Wingdings" style:font-pitch="variable" fo:font-size="85%"/>
      </text:list-level-style-number>
      <text:list-level-style-number text:level="4" style:num-format="1" style:num-suffix=".">
        <style:list-level-properties text:space-before="1.0375in" text:min-label-width="0.58333in"/>
        <style:text-properties fo:color="#9e3611" fo:font-family="Wingdings" style:font-pitch="variable" fo:font-size="85%"/>
      </text:list-level-style-number>
      <text:list-level-style-number text:level="5" style:num-format="1" style:num-suffix=".">
        <style:list-level-properties text:space-before="1.3375in" text:min-label-width="0.58333in"/>
        <style:text-properties fo:color="#9e3611" fo:font-family="Wingdings" style:font-pitch="variable" fo:font-size="85%"/>
      </text:list-level-style-number>
      <text:list-level-style-number text:level="6" style:num-format="1" style:num-suffix=".">
        <style:list-level-properties text:space-before="2.6875in" text:min-label-width="0.58333in"/>
        <style:text-properties fo:color="#9e3611" fo:font-family="Wingdings" style:font-pitch="variable" fo:font-size="85%"/>
      </text:list-level-style-number>
      <text:list-level-style-number text:level="7" style:num-format="1" style:num-suffix=".">
        <style:list-level-properties text:space-before="3.1875in" text:min-label-width="0.58333in"/>
        <style:text-properties fo:color="#9e3611" fo:font-family="Wingdings" style:font-pitch="variable" fo:font-size="85%"/>
      </text:list-level-style-number>
      <text:list-level-style-number text:level="8" style:num-format="1" style:num-suffix=".">
        <style:list-level-properties text:space-before="3.6875in" text:min-label-width="0.58333in"/>
        <style:text-properties fo:color="#9e3611" fo:font-family="Wingdings" style:font-pitch="variable" fo:font-size="85%"/>
      </text:list-level-style-number>
      <text:list-level-style-number text:level="9" style:num-format="1" style:num-suffix=".">
        <style:list-level-properties text:space-before="4.1875in" text:min-label-width="0.58333in"/>
        <style:text-properties fo:color="#9e3611" fo:font-family="Wingdings" style:font-pitch="variable" fo:font-size="85%"/>
      </text:list-level-style-number>
    </text:list-style>
    <text:list-style style:name="a96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91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486">
      <text:list-level-style-number text:level="1" style:num-format="1" style:num-suffix=".">
        <style:list-level-properties text:space-before="0.1375in" text:min-label-width="0.58333in"/>
        <style:text-properties fo:color="#9e3611" fo:font-family="Wingdings" style:font-pitch="variable" fo:font-size="85%"/>
      </text:list-level-style-number>
      <text:list-level-style-number text:level="2" style:num-format="1" style:num-suffix=".">
        <style:list-level-properties text:space-before="0.4375in" text:min-label-width="0.58333in"/>
        <style:text-properties fo:color="#9e3611" fo:font-family="Wingdings" style:font-pitch="variable" fo:font-size="85%"/>
      </text:list-level-style-number>
      <text:list-level-style-number text:level="3" style:num-format="1" style:num-suffix=".">
        <style:list-level-properties text:space-before="0.7375in" text:min-label-width="0.58333in"/>
        <style:text-properties fo:color="#9e3611" fo:font-family="Wingdings" style:font-pitch="variable" fo:font-size="85%"/>
      </text:list-level-style-number>
      <text:list-level-style-number text:level="4" style:num-format="1" style:num-suffix=".">
        <style:list-level-properties text:space-before="1.0375in" text:min-label-width="0.58333in"/>
        <style:text-properties fo:color="#9e3611" fo:font-family="Wingdings" style:font-pitch="variable" fo:font-size="85%"/>
      </text:list-level-style-number>
      <text:list-level-style-number text:level="5" style:num-format="1" style:num-suffix=".">
        <style:list-level-properties text:space-before="1.3375in" text:min-label-width="0.58333in"/>
        <style:text-properties fo:color="#9e3611" fo:font-family="Wingdings" style:font-pitch="variable" fo:font-size="85%"/>
      </text:list-level-style-number>
      <text:list-level-style-number text:level="6" style:num-format="1" style:num-suffix=".">
        <style:list-level-properties text:space-before="2.6875in" text:min-label-width="0.58333in"/>
        <style:text-properties fo:color="#9e3611" fo:font-family="Wingdings" style:font-pitch="variable" fo:font-size="85%"/>
      </text:list-level-style-number>
      <text:list-level-style-number text:level="7" style:num-format="1" style:num-suffix=".">
        <style:list-level-properties text:space-before="3.1875in" text:min-label-width="0.58333in"/>
        <style:text-properties fo:color="#9e3611" fo:font-family="Wingdings" style:font-pitch="variable" fo:font-size="85%"/>
      </text:list-level-style-number>
      <text:list-level-style-number text:level="8" style:num-format="1" style:num-suffix=".">
        <style:list-level-properties text:space-before="3.6875in" text:min-label-width="0.58333in"/>
        <style:text-properties fo:color="#9e3611" fo:font-family="Wingdings" style:font-pitch="variable" fo:font-size="85%"/>
      </text:list-level-style-number>
      <text:list-level-style-number text:level="9" style:num-format="1" style:num-suffix=".">
        <style:list-level-properties text:space-before="4.1875in" text:min-label-width="0.58333in"/>
        <style:text-properties fo:color="#9e3611" fo:font-family="Wingdings" style:font-pitch="variable" fo:font-size="85%"/>
      </text:list-level-style-number>
    </text:list-style>
    <text:list-style style:name="a966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489">
      <text:list-level-style-number text:level="1" style:num-format="1" style:num-suffix=".">
        <style:list-level-properties text:space-before="0.1375in" text:min-label-width="0.58333in"/>
        <style:text-properties fo:color="#9e3611" fo:font-family="Wingdings" style:font-pitch="variable" fo:font-size="85%"/>
      </text:list-level-style-number>
      <text:list-level-style-number text:level="2" style:num-format="1" style:num-suffix=".">
        <style:list-level-properties text:space-before="0.4375in" text:min-label-width="0.58333in"/>
        <style:text-properties fo:color="#9e3611" fo:font-family="Wingdings" style:font-pitch="variable" fo:font-size="85%"/>
      </text:list-level-style-number>
      <text:list-level-style-number text:level="3" style:num-format="1" style:num-suffix=".">
        <style:list-level-properties text:space-before="0.7375in" text:min-label-width="0.58333in"/>
        <style:text-properties fo:color="#9e3611" fo:font-family="Wingdings" style:font-pitch="variable" fo:font-size="85%"/>
      </text:list-level-style-number>
      <text:list-level-style-number text:level="4" style:num-format="1" style:num-suffix=".">
        <style:list-level-properties text:space-before="1.0375in" text:min-label-width="0.58333in"/>
        <style:text-properties fo:color="#9e3611" fo:font-family="Wingdings" style:font-pitch="variable" fo:font-size="85%"/>
      </text:list-level-style-number>
      <text:list-level-style-number text:level="5" style:num-format="1" style:num-suffix=".">
        <style:list-level-properties text:space-before="1.3375in" text:min-label-width="0.58333in"/>
        <style:text-properties fo:color="#9e3611" fo:font-family="Wingdings" style:font-pitch="variable" fo:font-size="85%"/>
      </text:list-level-style-number>
      <text:list-level-style-number text:level="6" style:num-format="1" style:num-suffix=".">
        <style:list-level-properties text:space-before="2.6875in" text:min-label-width="0.58333in"/>
        <style:text-properties fo:color="#9e3611" fo:font-family="Wingdings" style:font-pitch="variable" fo:font-size="85%"/>
      </text:list-level-style-number>
      <text:list-level-style-number text:level="7" style:num-format="1" style:num-suffix=".">
        <style:list-level-properties text:space-before="3.1875in" text:min-label-width="0.58333in"/>
        <style:text-properties fo:color="#9e3611" fo:font-family="Wingdings" style:font-pitch="variable" fo:font-size="85%"/>
      </text:list-level-style-number>
      <text:list-level-style-number text:level="8" style:num-format="1" style:num-suffix=".">
        <style:list-level-properties text:space-before="3.6875in" text:min-label-width="0.58333in"/>
        <style:text-properties fo:color="#9e3611" fo:font-family="Wingdings" style:font-pitch="variable" fo:font-size="85%"/>
      </text:list-level-style-number>
      <text:list-level-style-number text:level="9" style:num-format="1" style:num-suffix=".">
        <style:list-level-properties text:space-before="4.1875in" text:min-label-width="0.58333in"/>
        <style:text-properties fo:color="#9e3611" fo:font-family="Wingdings" style:font-pitch="variable" fo:font-size="85%"/>
      </text:list-level-style-number>
    </text:list-style>
    <text:list-style style:name="a96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73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78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737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502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786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55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505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78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55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80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100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508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850">
      <text:list-level-style-number text:level="1" style:num-format="1" style:num-suffix=".">
        <style:list-level-properties text:space-before="0.355in" text:min-label-width="0.5in"/>
        <style:text-properties fo:color="#9e3611" fo:font-family="Century Gothic" fo:font-size="85%"/>
      </text:list-level-style-number>
      <text:list-level-style-number text:level="2" style:num-format="1" style:num-suffix=".">
        <style:list-level-properties text:space-before="0.655in" text:min-label-width="0.5in"/>
        <style:text-properties fo:color="#9e3611" fo:font-family="Century Gothic" fo:font-size="85%"/>
      </text:list-level-style-number>
      <text:list-level-style-number text:level="3" style:num-format="1" style:num-suffix=".">
        <style:list-level-properties text:space-before="0.955in" text:min-label-width="0.5in"/>
        <style:text-properties fo:color="#9e3611" fo:font-family="Century Gothic" fo:font-size="85%"/>
      </text:list-level-style-number>
      <text:list-level-style-number text:level="4" style:num-format="1" style:num-suffix=".">
        <style:list-level-properties text:space-before="1.255in" text:min-label-width="0.5in"/>
        <style:text-properties fo:color="#9e3611" fo:font-family="Century Gothic" fo:font-size="85%"/>
      </text:list-level-style-number>
      <text:list-level-style-number text:level="5" style:num-format="1" style:num-suffix=".">
        <style:list-level-properties text:space-before="1.555in" text:min-label-width="0.5in"/>
        <style:text-properties fo:color="#9e3611" fo:font-family="Century Gothic" fo:font-size="85%"/>
      </text:list-level-style-number>
      <text:list-level-style-number text:level="6" style:num-format="1" style:num-suffix=".">
        <style:list-level-properties text:space-before="2.905in" text:min-label-width="0.5in"/>
        <style:text-properties fo:color="#9e3611" fo:font-family="Century Gothic" fo:font-size="85%"/>
      </text:list-level-style-number>
      <text:list-level-style-number text:level="7" style:num-format="1" style:num-suffix=".">
        <style:list-level-properties text:space-before="3.405in" text:min-label-width="0.5in"/>
        <style:text-properties fo:color="#9e3611" fo:font-family="Century Gothic" fo:font-size="85%"/>
      </text:list-level-style-number>
      <text:list-level-style-number text:level="8" style:num-format="1" style:num-suffix=".">
        <style:list-level-properties text:space-before="3.905in" text:min-label-width="0.5in"/>
        <style:text-properties fo:color="#9e3611" fo:font-family="Century Gothic" fo:font-size="85%"/>
      </text:list-level-style-number>
      <text:list-level-style-number text:level="9" style:num-format="1" style:num-suffix=".">
        <style:list-level-properties text:space-before="4.405in" text:min-label-width="0.5in"/>
        <style:text-properties fo:color="#9e3611" fo:font-family="Century Gothic" fo:font-size="85%"/>
      </text:list-level-style-number>
    </text:list-style>
    <text:list-style style:name="a558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80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100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</office:automatic-styles>
  <office:body>
    <office:presentation>
      <draw:page draw:name="Slide1" draw:style-name="a449" draw:master-page-name="Master1-Layout1-title-Title-Slide" presentation:presentation-page-layout-name="Master1-PPL1" draw:id="Slide-256">
        <draw:frame draw:id="id104" presentation:style-name="a452" draw:name="Title 1" svg:x="0.8625in" svg:y="1.5663in" svg:width="8.30417in" svg:height="3.32in" presentation:class="title" presentation:placeholder="false">
          <draw:text-box>
            <text:p text:style-name="a451" text:class-names="" text:cond-style-name=""><text:span text:style-name="a450" text:class-names="">Week 2</text:span></text:p>
          </draw:text-box>
          <svg:title/>
          <svg:desc/>
        </draw:frame>
        <draw:frame draw:id="id105" presentation:style-name="a455" draw:name="Subtitle 2" svg:x="0.8775in" svg:y="4.8in" svg:width="6.4725in" svg:height="1.17in" presentation:class="subtitle" presentation:placeholder="false">
          <draw:text-box>
            <text:p text:style-name="a454" text:class-names="" text:cond-style-name=""><text:span text:style-name="a453" text:class-names="">Conditionals, Lists, Tuple, Dictionaries</text:span></text:p>
          </draw:text-box>
          <svg:title/>
          <svg:desc/>
        </draw:frame>
      </draw:page>
      <draw:page draw:name="Slide4" draw:style-name="a456" draw:master-page-name="Master1-Layout2-obj-Title-and-Content" presentation:presentation-page-layout-name="Master1-PPL2" draw:id="Slide-259">
        <draw:frame draw:id="id106" presentation:style-name="a459" draw:name="Rectangle 6" svg:x="0.7029in" svg:y="1.50611in" svg:width="9in" svg:height="0.68229in" presentation:class="title" presentation:placeholder="false">
          <draw:text-box>
            <text:p text:style-name="a458" text:class-names="" text:cond-style-name=""><text:span text:style-name="a457" text:class-names="">Conditions: Boolean</text:span></text:p>
          </draw:text-box>
          <svg:title/>
          <svg:desc/>
        </draw:frame>
        <draw:frame draw:id="id107" presentation:style-name="a490" draw:name="Rectangle 3" svg:x="0.7752in" svg:y="2.56771in" svg:width="8.23264in" svg:height="4.83333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Expression that is either true or false.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/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“False “ in Python:</text:span></text:p>
              </text:list-item>
            </text:list>
            <text:list text:style-name="a471">
              <text:list-item>
                <text:list text:style-name="a471">
                  <text:list-item>
                    <text:p text:style-name="a470" text:class-names="" text:cond-style-name=""><text:span text:style-name="a469" text:class-names="">False</text:span></text:p>
                  </text:list-item>
                </text:list>
              </text:list-item>
            </text:list>
            <text:list text:style-name="a474">
              <text:list-item>
                <text:list text:style-name="a474">
                  <text:list-item>
                    <text:p text:style-name="a473" text:class-names="" text:cond-style-name=""><text:span text:style-name="a472" text:class-names="">None</text:span></text:p>
                  </text:list-item>
                </text:list>
              </text:list-item>
            </text:list>
            <text:list text:style-name="a477">
              <text:list-item>
                <text:list text:style-name="a477">
                  <text:list-item>
                    <text:p text:style-name="a476" text:class-names="" text:cond-style-name=""><text:span text:style-name="a475" text:class-names="">0</text:span></text:p>
                  </text:list-item>
                </text:list>
              </text:list-item>
            </text:list>
            <text:list text:style-name="a480">
              <text:list-item>
                <text:list text:style-name="a480">
                  <text:list-item>
                    <text:p text:style-name="a479" text:class-names="" text:cond-style-name=""><text:span text:style-name="a478" text:class-names="">“”<text:tab/></text:span></text:p>
                  </text:list-item>
                </text:list>
              </text:list-item>
            </text:list>
            <text:list text:style-name="a483">
              <text:list-item>
                <text:list text:style-name="a483">
                  <text:list-item>
                    <text:p text:style-name="a482" text:class-names="" text:cond-style-name=""><text:span text:style-name="a481" text:class-names="">()<text:tab/></text:span></text:p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p text:style-name="a485" text:class-names="" text:cond-style-name=""><text:span text:style-name="a484" text:class-names="">[]<text:tab/></text:span></text:p>
                  </text:list-item>
                </text:list>
              </text:list-item>
            </text:list>
            <text:list text:style-name="a489">
              <text:list-item>
                <text:list text:style-name="a489">
                  <text:list-item>
                    <text:p text:style-name="a488" text:class-names="" text:cond-style-name=""><text:span text:style-name="a487" text:class-names="">{}</text:span></text:p>
                  </text:list-item>
                </text:list>
              </text:list-item>
            </text:list>
          </draw:text-box>
          <svg:title/>
          <svg:desc/>
        </draw:frame>
        <draw:frame draw:id="id108" draw:style-name="a493" draw:name="Text Box 5" svg:x="0.66667in" svg:y="4.58333in" svg:width="0.20139in" svg:height="0.40104in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</draw:page>
      <draw:page draw:name="Slide5" draw:style-name="a494" draw:master-page-name="Master1-Layout2-obj-Title-and-Content" presentation:presentation-page-layout-name="Master1-PPL2" draw:id="Slide-260">
        <draw:frame draw:id="id109" presentation:style-name="a497" draw:name="Rectangle 5" svg:x="1.07836in" svg:y="1.40278in" svg:width="7.68235in" svg:height="0.75in" presentation:class="title" presentation:placeholder="false">
          <draw:text-box>
            <text:p text:style-name="a496" text:class-names="" text:cond-style-name=""><text:span text:style-name="a495" text:class-names="">Boolean Evaluation</text:span></text:p>
          </draw:text-box>
          <svg:title/>
          <svg:desc/>
        </draw:frame>
        <draw:frame draw:id="id110" presentation:style-name="a533" draw:name="Rectangle 3" svg:x="1.08333in" svg:y="2.41667in" svg:width="7.91667in" svg:height="4.9027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498" text:class-names="">==</text:span><text:span text:style-name="a499" text:class-names=""><text:s text:c="1"/>is a<text:s text:c="1"/></text:span><text:span text:style-name="a500" text:class-names="">comparison operator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tab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others are:</text:span></text:p>
              </text:list-item>
            </text:list>
            <text:list text:style-name="a511">
              <text:list-item>
                <text:list text:style-name="a511">
                  <text:list-item>
                    <text:p text:style-name="a510" text:class-names="" text:cond-style-name=""><text:span text:style-name="a509" text:class-names="">x != y <text:tab/>x is not equal to y</text:span></text:p>
                  </text:list-item>
                </text:list>
              </text:list-item>
            </text:list>
            <text:list text:style-name="a514">
              <text:list-item>
                <text:list text:style-name="a514">
                  <text:list-item>
                    <text:p text:style-name="a513" text:class-names="" text:cond-style-name=""><text:span text:style-name="a512" text:class-names="">x &gt; y <text:tab/>x is greater than y</text:span></text:p>
                  </text:list-item>
                </text:list>
              </text:list-item>
            </text:list>
            <text:list text:style-name="a517">
              <text:list-item>
                <text:list text:style-name="a517">
                  <text:list-item>
                    <text:p text:style-name="a516" text:class-names="" text:cond-style-name=""><text:span text:style-name="a515" text:class-names="">x &lt; y <text:tab/>x is less than y</text:span></text:p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p text:style-name="a519" text:class-names="" text:cond-style-name=""><text:span text:style-name="a518" text:class-names="">x &gt;= y <text:tab/>x is greater than or equal to y</text:span></text:p>
                  </text:list-item>
                </text:list>
              </text:list-item>
            </text:list>
            <text:list text:style-name="a523">
              <text:list-item>
                <text:list text:style-name="a523">
                  <text:list-item>
                    <text:p text:style-name="a522" text:class-names="" text:cond-style-name=""><text:span text:style-name="a521" text:class-names="">x &lt;= y <text:tab/>x is less than or equal to y</text:span></text:p>
                  </text:list-item>
                </text:list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  <text:list text:style-name="a532">
              <text:list-item>
                <text:p text:style-name="a531" text:class-names="" text:cond-style-name=""><text:span text:style-name="a527" text:class-names="">=<text:s text:c="1"/></text:span><text:span text:style-name="a528" text:class-names="">is the<text:s text:c="1"/></text:span><text:span text:style-name="a529" text:class-names="">assignment operator</text:span><text:span text:style-name="a530" text:class-names=""/></text:p>
              </text:list-item>
            </text:list>
          </draw:text-box>
          <svg:title/>
          <svg:desc/>
        </draw:frame>
        <draw:frame draw:id="id111" draw:style-name="a536" draw:name="Text Box 4" svg:x="0.66667in" svg:y="4.58333in" svg:width="0.20139in" svg:height="0.40104in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</draw:page>
      <draw:page draw:name="Slide6" draw:style-name="a537" draw:master-page-name="Master1-Layout2-obj-Title-and-Content" presentation:presentation-page-layout-name="Master1-PPL2" draw:id="Slide-261">
        <draw:frame draw:id="id112" presentation:style-name="a540" draw:name="Rectangle 5" svg:x="0.86806in" svg:y="1.5in" svg:width="7.68235in" svg:height="0.75in" presentation:class="title" presentation:placeholder="false">
          <draw:text-box>
            <text:p text:style-name="a539" text:class-names="" text:cond-style-name=""><text:span text:style-name="a538" text:class-names="">Logical Operators</text:span></text:p>
          </draw:text-box>
          <svg:title/>
          <svg:desc/>
        </draw:frame>
        <draw:frame draw:id="id113" presentation:style-name="a576" draw:name="Rectangle 3" svg:x="0.86806in" svg:y="2.54167in" svg:width="8.39931in" svg:height="4.25in" presentation:class="outline" presentation:placeholder="false">
          <draw:text-box>
            <text:list text:style-name="a549">
              <text:list-item>
                <text:p text:style-name="a548" text:class-names="" text:cond-style-name=""><text:span text:style-name="a541" text:class-names="">Three logical operators:<text:s text:c="1"/></text:span><text:span text:style-name="a542" text:class-names="">and</text:span><text:span text:style-name="a543" text:class-names="">,<text:s text:c="1"/></text:span><text:span text:style-name="a544" text:class-names="">or</text:span><text:span text:style-name="a545" text:class-names="">, and<text:s text:c="1"/></text:span><text:span text:style-name="a546" text:class-names="">not</text:span><text:span text:style-name="a547" text:class-names="">.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Meaning of these operators similar to their meaning in English.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tab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tab/>For example,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/></text:p>
              </text:list-item>
            </text:list>
            <text:list text:style-name="a569">
              <text:list-item>
                <text:p text:style-name="a568" text:class-names="" text:cond-style-name=""><text:span text:style-name="a565" text:class-names=""><text:tab/><text:tab/></text:span><text:span text:style-name="a566" text:class-names="">x &gt; 0 and x &lt; 10</text:span><text:span text:style-name="a567" text:class-names="">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tab/>is true only if x is greater than 0 and less than 10 (if both conditions are true</text:span></text:p>
              </text:list-item>
            </text:list>
          </draw:text-box>
          <svg:title/>
          <svg:desc/>
        </draw:frame>
        <draw:frame draw:id="id114" draw:style-name="a579" draw:name="Text Box 4" svg:x="0.66667in" svg:y="4.58333in" svg:width="0.20139in" svg:height="0.40104in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</draw:page>
      <draw:page draw:name="Slide7" draw:style-name="a580" draw:master-page-name="Master1-Layout2-obj-Title-and-Content" presentation:presentation-page-layout-name="Master1-PPL2" draw:id="Slide-262">
        <draw:frame draw:id="id115" presentation:style-name="a583" draw:name="Rectangle 2" svg:x="0.6in" svg:y="0.51587in" svg:width="8.18937in" svg:height="1.4008in" presentation:class="title" presentation:placeholder="false">
          <draw:text-box>
            <text:p text:style-name="a582" text:class-names="" text:cond-style-name=""><text:span text:style-name="a581" text:class-names="">Conditional Statements</text:span></text:p>
          </draw:text-box>
          <svg:title/>
          <svg:desc/>
        </draw:frame>
        <draw:frame draw:id="id116" presentation:style-name="a621" draw:name="Rectangle 3" svg:x="1.08333in" svg:y="1.6in" svg:width="7.875in" svg:height="5.48333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4" text:class-names="">Conditional statement:<text:s text:c="1"/></text:span><text:span text:style-name="a585" text:class-names="">if…elif…else</text:span></text:p>
              </text:list-item>
            </text:list>
            <text:list text:style-name="a592">
              <text:list-item>
                <text:list text:style-name="a592">
                  <text:list-item>
                    <text:p text:style-name="a591" text:class-names="" text:cond-style-name=""><text:span text:style-name="a588" text:class-names="">if</text:span><text:span text:style-name="a589" text:class-names=""><text:s text:c="1"/>x == 1</text:span><text:span text:style-name="a590" text:class-names="">:</text:span></text:p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list text:style-name="a595">
                      <text:list-item>
                        <text:p text:style-name="a594" text:class-names="" text:cond-style-name=""><text:span text:style-name="a593" text:class-names="">print “x is 1”</text:span></text:p>
                      </text:list-item>
                    </text:list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p text:style-name="a599" text:class-names="" text:cond-style-name=""><text:span text:style-name="a596" text:class-names="">elif</text:span><text:span text:style-name="a597" text:class-names=""><text:s text:c="1"/>x == 2</text:span><text:span text:style-name="a598" text:class-names="">:</text:span></text:p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p text:style-name="a602" text:class-names="" text:cond-style-name=""><text:span text:style-name="a601" text:class-names="">print “x is 2”</text:span></text:p>
                      </text:list-item>
                    </text:list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p text:style-name="a605" text:class-names="" text:cond-style-name=""><text:span text:style-name="a604" text:class-names="">else:<text:s text:c="1"/></text:span></text:p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list text:style-name="a609">
                      <text:list-item>
                        <text:p text:style-name="a608" text:class-names="" text:cond-style-name=""><text:span text:style-name="a607" text:class-names="">print “x is not 1 or 2”</text:span></text:p>
                      </text:list-item>
                    </text:list>
                  </text:list-item>
                </text:list>
              </text:list-item>
            </text:list>
            <text:list text:style-name="a613">
              <text:list-item>
                <text:p text:style-name="a612" text:class-names="" text:cond-style-name=""><text:span text:style-name="a610" text:class-names="">colons</text:span><text:span text:style-name="a611" text:class-names=""><text:s text:c="1"/>are used at the end of each condition (:)</text:span></text:p>
              </text:list-item>
            </text:list>
            <text:list text:style-name="a617">
              <text:list-item>
                <text:p text:style-name="a616" text:class-names="" text:cond-style-name=""><text:span text:style-name="a614" text:class-names="">indentation</text:span><text:span text:style-name="a615" text:class-names=""><text:s text:c="1"/>defines what executes for each condition</text:span></text:p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20" draw:style-name="a622" draw:master-page-name="Master1-Layout2-obj-Title-and-Content" presentation:presentation-page-layout-name="Master1-PPL2" draw:id="Slide-275">
        <draw:frame draw:id="id117" presentation:style-name="a625" draw:name="Title 1" svg:x="0.75in" svg:y="0.53in" svg:width="8.5in" svg:height="1.76in" presentation:class="title" presentation:placeholder="false">
          <draw:text-box>
            <text:p text:style-name="a624" text:class-names="" text:cond-style-name=""><text:span text:style-name="a623" text:class-names="">Code it up!</text:span></text:p>
          </draw:text-box>
          <svg:title/>
          <svg:desc/>
        </draw:frame>
        <draw:frame draw:id="id118" presentation:style-name="a653" draw:name="Content Placeholder 2" svg:x="0.75in" svg:y="2.32in" svg:width="8.5in" svg:height="4.43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d = 0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if d == False: print(‘David doesn’t know what he is doing again!’)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if d == True: print(‘Well maybe he does know a few things’)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Write a program that prompts the user to input a string.</text:span></text:p>
              </text:list-item>
            </text:list>
            <text:list text:style-name="a643">
              <text:list-item>
                <text:list text:style-name="a643">
                  <text:list-item>
                    <text:p text:style-name="a642" text:class-names="" text:cond-style-name=""><text:span text:style-name="a641" text:class-names="">Statement = input(‘Please enter something: ’).</text:span></text:p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If the users input a value, print out the input statement.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p text:style-name="a648" text:class-names="" text:cond-style-name=""><text:span text:style-name="a647" text:class-names="">If there is nothing input, print.<text:s text:c="1"/></text:span></text:p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p text:style-name="a651" text:class-names="" text:cond-style-name=""><text:span text:style-name="a650" text:class-names="">You didn’t enter anything.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8" draw:style-name="a654" draw:master-page-name="Master1-Layout2-obj-Title-and-Content" presentation:presentation-page-layout-name="Master1-PPL2" draw:id="Slide-263">
        <draw:frame draw:id="id119" presentation:style-name="a657" draw:name="Title 1" svg:x="0.75in" svg:y="0.53in" svg:width="8.5in" svg:height="1.76in" presentation:class="title" presentation:placeholder="false">
          <draw:text-box>
            <text:p text:style-name="a656" text:class-names="" text:cond-style-name=""><text:span text:style-name="a655" text:class-names="">Sequences</text:span></text:p>
          </draw:text-box>
          <svg:title/>
          <svg:desc/>
        </draw:frame>
        <draw:frame draw:id="id120" presentation:style-name="a682" draw:name="Content Placeholder 2" svg:x="0.75in" svg:y="2.32in" svg:width="8.5in" svg:height="4.43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String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Unicode string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Tuples</text:span></text:p>
              </text:list-item>
            </text:list>
            <text:list text:style-name="a669">
              <text:list-item>
                <text:list text:style-name="a669">
                  <text:list-item>
                    <text:p text:style-name="a668" text:class-names="" text:cond-style-name=""><text:span text:style-name="a667" text:class-names="">Myfirsttuple = <text:s text:c="1"/>(‘something’, ‘thing2’)</text:span></text:p>
                  </text:list-item>
                </text:list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Lists</text:span></text:p>
              </text:list-item>
            </text:list>
            <text:list text:style-name="a675">
              <text:list-item>
                <text:list text:style-name="a675">
                  <text:list-item>
                    <text:p text:style-name="a674" text:class-names="" text:cond-style-name=""><text:span text:style-name="a673" text:class-names="">Mylist = [‘something’, ‘thing2’]</text:span></text:p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p text:style-name="a677" text:class-names="" text:cond-style-name=""><text:span text:style-name="a676" text:class-names=""/></text:p>
                  </text:list-item>
                </text:list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Have similar methods/functions</text:span></text:p>
              </text:list-item>
            </text:list>
          </draw:text-box>
          <svg:title/>
          <svg:desc/>
        </draw:frame>
      </draw:page>
      <draw:page draw:name="Slide25" draw:style-name="a683" draw:master-page-name="Master1-Layout2-obj-Title-and-Content" presentation:presentation-page-layout-name="Master1-PPL2" draw:id="Slide-280">
        <draw:frame draw:id="id121" presentation:style-name="a686" draw:name="Title 1" svg:x="0.75in" svg:y="0.53in" svg:width="8.5in" svg:height="1.76in" presentation:class="title" presentation:placeholder="false">
          <draw:text-box>
            <text:p text:style-name="a685" text:class-names="" text:cond-style-name=""><text:span text:style-name="a684" text:class-names="">Strings are Sequences</text:span></text:p>
          </draw:text-box>
          <svg:title/>
          <svg:desc/>
        </draw:frame>
        <draw:frame draw:id="id122" presentation:style-name="a717" draw:name="Content Placeholder 2" svg:x="0.75in" svg:y="2.32in" svg:width="8.5in" svg:height="4.43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87" text:class-names="">String</text:span><text:span text:style-name="a688" text:class-names="">: a sequence of characters</text:span></text:p>
              </text:list-item>
            </text:list>
            <text:list text:style-name="a697">
              <text:list-item>
                <text:p text:style-name="a696" text:class-names="" text:cond-style-name=""><text:span text:style-name="a691" text:class-names="">Strings are surrounded by double<text:s text:c="1"/></text:span><text:span text:style-name="a692" text:class-names="">(“)</text:span><text:span text:style-name="a693" text:class-names="">, single<text:s text:c="1"/></text:span><text:span text:style-name="a694" text:class-names="">(‘)</text:span><text:span text:style-name="a695" text:class-names=""><text:s text:c="1"/>or triple quotes.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Are immutable; can be combined (concatenated); sliced</text:span></text:p>
              </text:list-item>
            </text:list>
            <text:list text:style-name="a704">
              <text:list-item>
                <text:p text:style-name="a703" text:class-names="" text:cond-style-name=""><text:span text:style-name="a701" text:class-names="">Methods:<text:s text:c="1"/></text:span><text:span text:style-name="a702" text:class-names="">capitalize, upper, lower, count, find, replace, endswith, isspace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Handling long strings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String multiplication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File paths as strings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/></text:p>
              </text:list-item>
            </text:list>
          </draw:text-box>
          <svg:title/>
          <svg:desc/>
        </draw:frame>
      </draw:page>
      <draw:page draw:name="Slide21" draw:style-name="a718" draw:master-page-name="Master1-Layout2-obj-Title-and-Content" presentation:presentation-page-layout-name="Master1-PPL2" draw:id="Slide-276">
        <draw:frame draw:id="id123" presentation:style-name="a721" draw:name="Title 1" svg:x="0.75in" svg:y="0.53in" svg:width="8.5in" svg:height="1.76in" presentation:class="title" presentation:placeholder="false">
          <draw:text-box>
            <text:p text:style-name="a720" text:class-names="" text:cond-style-name=""><text:span text:style-name="a719" text:class-names="">Using Sequences</text:span></text:p>
          </draw:text-box>
          <svg:title/>
          <svg:desc/>
        </draw:frame>
        <draw:frame draw:id="id124" presentation:style-name="a747" draw:name="Content Placeholder 2" svg:x="0.75in" svg:y="2.32in" svg:width="8.5in" svg:height="4.43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2" text:class-names="">Indexed collections of values</text:span></text:p>
              </text:list-item>
            </text:list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trings, lists, tuples</text:span></text:p>
                  </text:list-item>
                </text:list>
              </text:list-item>
            </text:list>
            <text:list text:style-name="a734">
              <text:list-item>
                <text:list text:style-name="a734">
                  <text:list-item>
                    <text:p text:style-name="a733" text:class-names="" text:cond-style-name=""><text:span text:style-name="a728" text:class-names="">“</text:span><text:span text:style-name="a729" text:class-names="">0</text:span><text:span text:style-name="a730" text:class-names="">”-indexed from left; “</text:span><text:span text:style-name="a731" text:class-names="">–1</text:span><text:span text:style-name="a732" text:class-names="">”-indexed from right</text:span></text:p>
                  </text:list-item>
                </text:list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Common operations:</text:span></text:p>
              </text:list-item>
            </text:list>
            <text:list text:style-name="a741">
              <text:list-item>
                <text:p text:style-name="a740" text:class-names="" text:cond-style-name=""><text:span text:style-name="a738" text:class-names="">Getting an element of a sequence<text:s text:c="1"/></text:span><text:span text:style-name="a739" text:class-names="">[i]</text:span></text:p>
              </text:list-item>
            </text:list>
            <text:list text:style-name="a746">
              <text:list-item>
                <text:p text:style-name="a745" text:class-names="" text:cond-style-name=""><text:span text:style-name="a742" text:class-names="">Getting a range of elements in a sequence<text:s text:c="1"/></text:span><text:span text:style-name="a743" text:class-names="">[i:j]</text:span><text:span text:style-name="a744" text:class-names=""/></text:p>
              </text:list-item>
            </text:list>
          </draw:text-box>
          <svg:title/>
          <svg:desc/>
        </draw:frame>
      </draw:page>
      <draw:page draw:name="Slide23" draw:style-name="a748" draw:master-page-name="Master1-Layout2-obj-Title-and-Content" presentation:presentation-page-layout-name="Master1-PPL2" draw:id="Slide-278">
        <draw:frame draw:id="id125" presentation:style-name="a751" draw:name="Title 1" svg:x="0.75in" svg:y="0.53in" svg:width="8.5in" svg:height="1.76in" presentation:class="title" presentation:placeholder="false">
          <draw:text-box>
            <text:p text:style-name="a750" text:class-names="" text:cond-style-name=""><text:span text:style-name="a749" text:class-names="">Tuples</text:span></text:p>
          </draw:text-box>
          <svg:title/>
          <svg:desc/>
        </draw:frame>
        <draw:frame draw:id="id126" presentation:style-name="a776" draw:name="Content Placeholder 2" svg:x="0.75in" svg:y="2.32in" svg:width="8.5in" svg:height="4.43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2" text:class-names="">Immutable Sequence</text:span></text:p>
              </text:list-item>
            </text:list>
            <text:list text:style-name="a757">
              <text:list-item>
                <text:list text:style-name="a757">
                  <text:list-item>
                    <text:p text:style-name="a756" text:class-names="" text:cond-style-name=""><text:span text:style-name="a755" text:class-names="">No Slicing or Dicing</text:span></text:p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p text:style-name="a759" text:class-names="" text:cond-style-name=""><text:span text:style-name="a758" text:class-names="">Mytuple = (1,6,9,3)</text:span></text:p>
                      </text:list-item>
                    </text:list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p text:style-name="a762" text:class-names="" text:cond-style-name=""><text:span text:style-name="a761" text:class-names="">Mytuple(:3)</text:span></text:p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Index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Count</text:span></text:p>
              </text:list-item>
            </text:list>
            <text:list text:style-name="a772">
              <text:list-item>
                <text:list text:style-name="a772">
                  <text:list-item>
                    <text:p text:style-name="a771" text:class-names="" text:cond-style-name=""><text:span text:style-name="a770" text:class-names=""/></text:p>
                  </text:list-item>
                </text:list>
              </text:list-item>
            </text:list>
            <text:list text:style-name="a775">
              <text:list-item>
                <text:list text:style-name="a775">
                  <text:list-item>
                    <text:p text:style-name="a774" text:class-names="" text:cond-style-name=""><text:span text:style-name="a77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4" draw:style-name="a777" draw:master-page-name="Master1-Layout2-obj-Title-and-Content" presentation:presentation-page-layout-name="Master1-PPL2" draw:id="Slide-279">
        <draw:frame draw:id="id127" presentation:style-name="a780" draw:name="Title 1" svg:x="0.75in" svg:y="0.53in" svg:width="8.5in" svg:height="1.76in" presentation:class="title" presentation:placeholder="false">
          <draw:text-box>
            <text:p text:style-name="a779" text:class-names="" text:cond-style-name=""><text:span text:style-name="a778" text:class-names="">Lists</text:span></text:p>
          </draw:text-box>
          <svg:title/>
          <svg:desc/>
        </draw:frame>
        <draw:frame draw:id="id128" presentation:style-name="a814" draw:name="Content Placeholder 2" svg:x="1.14118in" svg:y="2.54118in" svg:width="7.41176in" svg:height="4.12549in" presentation:class="outline" presentation:placeholder="false">
          <draw:text-box>
            <text:list text:style-name="a783">
              <text:list-item>
                <text:p text:style-name="a782" text:class-names="" text:cond-style-name=""><text:span text:style-name="a781" text:class-names="">Mutable Sequences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Flexible container objects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Hold any objects; or be empty</text:span></text:p>
              </text:list-item>
            </text:list>
            <text:list text:style-name="a793">
              <text:list-item>
                <text:p text:style-name="a792" text:class-names="" text:cond-style-name=""><text:span text:style-name="a790" text:class-names="">Can be retrieved in parts<text:s text:c="1"/></text:span><text:span text:style-name="a791" text:class-names="">(slicing)</text:span></text:p>
              </text:list-item>
            </text:list>
            <text:list text:style-name="a798">
              <text:list-item>
                <text:p text:style-name="a797" text:class-names="" text:cond-style-name=""><text:span text:style-name="a794" text:class-names="">The<text:s text:c="1"/></text:span><text:span text:style-name="a795" text:class-names="">range(args)</text:span><text:span text:style-name="a796" text:class-names=""><text:s text:c="1"/>function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Can be added, multiplied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Functions</text:span></text:p>
              </text:list-item>
            </text:list>
            <text:list text:style-name="a807">
              <text:list-item>
                <text:list text:style-name="a807">
                  <text:list-item>
                    <text:p text:style-name="a806" text:class-names="" text:cond-style-name=""><text:span text:style-name="a805" text:class-names="">Membership</text:span></text:p>
                  </text:list-item>
                </text:list>
              </text:list-item>
            </text:list>
            <text:list text:style-name="a810">
              <text:list-item>
                <text:list text:style-name="a810">
                  <text:list-item>
                    <text:p text:style-name="a809" text:class-names="" text:cond-style-name=""><text:span text:style-name="a808" text:class-names="">Append, Extend, Insert, Remove, Reverse, Sort</text:span></text:p>
                  </text:list-item>
                </text:list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/></text:p>
              </text:list-item>
            </text:list>
          </draw:text-box>
          <svg:title/>
          <svg:desc/>
        </draw:frame>
      </draw:page>
      <draw:page draw:name="Slide22" draw:style-name="a815" draw:master-page-name="Master1-Layout2-obj-Title-and-Content" presentation:presentation-page-layout-name="Master1-PPL2" draw:id="Slide-277">
        <draw:frame draw:id="id129" presentation:style-name="a818" draw:name="Title 1" svg:x="0.75in" svg:y="0.53in" svg:width="8.5in" svg:height="1.76in" presentation:class="title" presentation:placeholder="false">
          <draw:text-box>
            <text:p text:style-name="a817" text:class-names="" text:cond-style-name=""><text:span text:style-name="a816" text:class-names="">Slicing</text:span></text:p>
          </draw:text-box>
          <svg:title/>
          <svg:desc/>
        </draw:frame>
        <draw:frame draw:id="id130" presentation:style-name="a840" draw:name="Content Placeholder 2" svg:x="0.75in" svg:y="2.32in" svg:width="8.5in" svg:height="4.43in" presentation:class="outline" presentation:placeholder="false">
          <draw:text-box>
            <text:list text:style-name="a821">
              <text:list-item>
                <text:p text:style-name="a820" text:class-names="" text:cond-style-name=""><text:span text:style-name="a819" text:class-names="">Start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Stop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Copy everything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Count backwards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Step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Membership <text:s text:c="1"/>(in)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/></text:p>
              </text:list-item>
            </text:list>
          </draw:text-box>
          <svg:title/>
          <svg:desc/>
        </draw:frame>
      </draw:page>
      <draw:page draw:name="Slide26" draw:style-name="a841" draw:master-page-name="Master1-Layout2-obj-Title-and-Content" presentation:presentation-page-layout-name="Master1-PPL2" draw:id="Slide-281">
        <draw:frame draw:id="id131" presentation:style-name="a844" draw:name="Title 1" svg:x="0.73426in" svg:y="0.7619in" svg:width="7.68235in" svg:height="0.7928in" presentation:class="title" presentation:placeholder="false">
          <draw:text-box>
            <text:p text:style-name="a843" text:class-names="" text:cond-style-name=""><text:span text:style-name="a842" text:class-names="">CODE IT</text:span></text:p>
          </draw:text-box>
          <svg:title/>
          <svg:desc/>
        </draw:frame>
        <draw:frame draw:id="id132" presentation:style-name="a884" draw:name="Content Placeholder 2" svg:x="0.73426in" svg:y="1.73333in" svg:width="9.06574in" svg:height="4.66667in" presentation:class="outline" presentation:placeholder="false">
          <draw:text-box>
            <text:list text:style-name="a847">
              <text:list-item>
                <text:p text:style-name="a846" text:class-names="" text:cond-style-name=""><text:span text:style-name="a845" text:class-names="">Write a program with the following functionality</text:span></text:p>
              </text:list-item>
            </text:list>
            <text:list text:style-name="a850">
              <text:list-item>
                <text:list text:style-name="a850">
                  <text:list-item>
                    <text:p text:style-name="a849" text:class-names="" text:cond-style-name=""><text:span text:style-name="a848" text:class-names="">Print all the elements of list</text:span></text:p>
                  </text:list-item>
                </text:list>
              </text:list-item>
            </text:list>
            <text:list text:style-name="a853">
              <text:list-item>
                <text:list text:style-name="a853">
                  <text:list-item>
                    <text:p text:style-name="a852" text:class-names="" text:cond-style-name=""><text:span text:style-name="a851" text:class-names="">Print the elements of the list in reverse order<text:s text:c="1"/></text:span></text:p>
                  </text:list-item>
                </text:list>
              </text:list-item>
            </text:list>
            <text:list text:style-name="a856">
              <text:list-item>
                <text:list text:style-name="a856">
                  <text:list-item>
                    <text:p text:style-name="a855" text:class-names="" text:cond-style-name=""><text:span text:style-name="a854" text:class-names="">Print only element number 4</text:span></text:p>
                  </text:list-item>
                </text:list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>Write a program with the following functionality:</text:span></text:p>
              </text:list-item>
            </text:list>
            <text:list text:style-name="a862">
              <text:list-item>
                <text:list text:style-name="a862">
                  <text:list-item>
                    <text:p text:style-name="a861" text:class-names="" text:cond-style-name=""><text:span text:style-name="a860" text:class-names="">Create a list with multiple types assigned to different elements</text:span></text:p>
                  </text:list-item>
                </text:list>
              </text:list-item>
            </text:list>
            <text:list text:style-name="a865">
              <text:list-item>
                <text:list text:style-name="a865">
                  <text:list-item>
                    <text:list text:style-name="a865">
                      <text:list-item>
                        <text:p text:style-name="a864" text:class-names="" text:cond-style-name=""><text:span text:style-name="a863" text:class-names="">Testlist = [“sometext”, 5 , “morewords”,3, 8 ,1,2]</text:span></text:p>
                      </text:list-item>
                    </text:list>
                  </text:list-item>
                </text:list>
              </text:list-item>
            </text:list>
            <text:list text:style-name="a868">
              <text:list-item>
                <text:list text:style-name="a868">
                  <text:list-item>
                    <text:p text:style-name="a867" text:class-names="" text:cond-style-name=""><text:span text:style-name="a866" text:class-names="">Cycle through the elements in the list if type is string, print the number of letters.</text:span></text:p>
                  </text:list-item>
                </text:list>
              </text:list-item>
            </text:list>
            <text:list text:style-name="a871">
              <text:list-item>
                <text:list text:style-name="a871">
                  <text:list-item>
                    <text:p text:style-name="a870" text:class-names="" text:cond-style-name=""><text:span text:style-name="a869" text:class-names="">If the type is integer, see if it is even.</text:span></text:p>
                  </text:list-item>
                </text:list>
              </text:list-item>
            </text:list>
            <text:list text:style-name="a874">
              <text:list-item>
                <text:list text:style-name="a874">
                  <text:list-item>
                    <text:p text:style-name="a873" text:class-names="" text:cond-style-name=""><text:span text:style-name="a872" text:class-names="">If it is float, multiply is by<text:s text:c="1"/></text:span></text:p>
                  </text:list-item>
                </text:list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>Write a program that prompt the user to enter text. Then print the sentence framed in a box.<text:s text:c="1"/>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/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/></text:p>
              </text:list-item>
            </text:list>
          </draw:text-box>
          <svg:title/>
          <svg:desc/>
        </draw:frame>
      </draw:page>
      <draw:page draw:name="Slide27" draw:style-name="a885" draw:master-page-name="Master1-Layout2-obj-Title-and-Content" presentation:presentation-page-layout-name="Master1-PPL2" draw:id="Slide-282">
        <draw:frame draw:id="id133" presentation:style-name="a889" draw:name="Rectangle 2" svg:x="0.75in" svg:y="0.53in" svg:width="8.5in" svg:height="1.76in" presentation:class="title" presentation:placeholder="false">
          <draw:text-box>
            <text:p text:style-name="a888" text:class-names="" text:cond-style-name=""><text:span text:style-name="a886" text:class-names="">Dictionaries: <text:s text:c="1"/><text:line-break/></text:span><text:span text:style-name="a887" text:class-names="">{key : value}</text:span></text:p>
          </draw:text-box>
          <svg:title/>
          <svg:desc/>
        </draw:frame>
        <draw:frame draw:id="id134" presentation:style-name="a921" draw:name="Rectangle 3" svg:x="0.75in" svg:y="2.32in" svg:width="8.5in" svg:height="4.43in" presentation:class="outline" presentation:placeholder="false">
          <draw:text-box>
            <text:list text:style-name="a892">
              <text:list-item>
                <text:p text:style-name="a891" text:class-names="" text:cond-style-name=""><text:span text:style-name="a890" text:class-names="">Hash (mapping) tables</text:span></text:p>
              </text:list-item>
            </text:list>
            <text:list text:style-name="a899">
              <text:list-item>
                <text:p text:style-name="a898" text:class-names="" text:cond-style-name=""><text:span text:style-name="a893" text:class-names="">Consist of<text:s text:c="1"/></text:span><text:span text:style-name="a894" text:class-names="">items</text:span><text:span text:style-name="a895" text:class-names=""><text:s text:c="1"/>pairs of<text:s text:c="1"/></text:span><text:span text:style-name="a896" text:class-names="">key : value</text:span><text:span text:style-name="a897" text:class-names=""/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Accommodates heterogeneous content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Key are immutable and unique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Values are mutable</text:span></text:p>
              </text:list-item>
            </text:list>
            <text:list text:style-name="a912">
              <text:list-item>
                <text:p text:style-name="a911" text:class-names="" text:cond-style-name=""><text:span text:style-name="a909" text:class-names="">Helpful mini-databases</text:span><text:span text:style-name="a910" text:class-names=""/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>Key assignment</text:span></text:p>
              </text:list-item>
            </text:list>
            <text:list text:style-name="a920">
              <text:list-item>
                <text:p text:style-name="a919" text:class-names="" text:cond-style-name=""><text:span text:style-name="a916" text:class-names="">Functions:<text:s text:c="1"/></text:span><text:span text:style-name="a917" text:class-names="">has_key, keys, values, items, get, fromkeys, deepcopy (from copy module), pop</text:span><text:span text:style-name="a918" text:class-names=""><text:s text:c="1"/></text:span></text:p>
              </text:list-item>
            </text:list>
          </draw:text-box>
          <svg:title/>
          <svg:desc/>
        </draw:frame>
      </draw:page>
      <draw:page draw:name="Slide28" draw:style-name="a922" draw:master-page-name="Master1-Layout2-obj-Title-and-Content" presentation:presentation-page-layout-name="Master1-PPL2" draw:id="Slide-283">
        <draw:frame draw:id="id135" presentation:style-name="a925" draw:name="Title 1" svg:x="2.1273in" svg:y="0.91667in" svg:width="7.20604in" svg:height="0.91667in" presentation:class="title" presentation:placeholder="false">
          <draw:text-box>
            <text:p text:style-name="a924" text:class-names="" text:cond-style-name=""><text:span text:style-name="a923" text:class-names="">Dictionary key</text:span></text:p>
          </draw:text-box>
          <svg:title/>
          <svg:desc/>
        </draw:frame>
        <draw:frame draw:id="id136" presentation:style-name="a938" draw:name="Content Placeholder 2" svg:x="0.75in" svg:y="2.32in" svg:width="8.5in" svg:height="4.43in" presentation:class="outline" presentation:placeholder="false">
          <draw:text-box>
            <text:list text:style-name="a928">
              <text:list-item>
                <text:p text:style-name="a927" text:class-names="" text:cond-style-name=""><text:span text:style-name="a926" text:class-names="">Each key is separated from its value by a colon (:), the items are separated by commas, and the whole thing is enclosed in curly braces. An empty dictionary without any items is written with just two curly braces, like this: {}.</text:span></text:p>
              </text:list-item>
            </text:list>
            <text:list text:style-name="a934">
              <text:list-item>
                <text:p text:style-name="a933" text:class-names="" text:cond-style-name=""><text:span text:style-name="a929" text:class-names="">Keys are<text:s text:c="1"/></text:span><text:span text:style-name="a930" text:class-names="">unique</text:span><text:span text:style-name="a931" text:class-names=""><text:s text:c="1"/>within a dictionary while values may not be. The values of a dictionary can be of any type, but the<text:s text:c="1"/></text:span><text:span text:style-name="a932" text:class-names="">keys must be of an immutable data type such as strings, numbers, or tuples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/></text:p>
              </text:list-item>
            </text:list>
          </draw:text-box>
          <svg:title/>
          <svg:desc/>
        </draw:frame>
      </draw:page>
      <draw:page draw:name="Slide29" draw:style-name="a939" draw:master-page-name="Master1-Layout2-obj-Title-and-Content" presentation:presentation-page-layout-name="Master1-PPL2" draw:id="Slide-284">
        <draw:frame draw:id="id137" presentation:style-name="a942" draw:name="Title 1" svg:x="0.77857in" svg:y="0.81667in" svg:width="7.20604in" svg:height="0.98413in" presentation:class="title" presentation:placeholder="false">
          <draw:text-box>
            <text:p text:style-name="a941" text:class-names="" text:cond-style-name=""><text:span text:style-name="a940" text:class-names="">Code It</text:span></text:p>
          </draw:text-box>
          <svg:title/>
          <svg:desc/>
        </draw:frame>
        <draw:frame draw:id="id138" presentation:style-name="a976" draw:name="Content Placeholder 2" svg:x="0.60714in" svg:y="1.9008in" svg:width="9in" svg:height="5.19965in" presentation:class="outline" presentation:placeholder="false">
          <draw:text-box>
            <text:list text:style-name="a945">
              <text:list-item>
                <text:p text:style-name="a944" text:class-names="" text:cond-style-name=""><text:span text:style-name="a943" text:class-names="">Make a dictionary<text:s text:c="1"/></text:span></text:p>
              </text:list-item>
            </text:list>
            <text:list text:style-name="a948">
              <text:list-item>
                <text:list text:style-name="a948">
                  <text:list-item>
                    <text:p text:style-name="a947" text:class-names="" text:cond-style-name=""><text:span text:style-name="a946" text:class-names="">kidsAge ={‘David’: 3, ‘Olivia’: 1}</text:span></text:p>
                  </text:list-item>
                </text:list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>Use key to retrieve value, How old is Olivia?</text:span></text:p>
              </text:list-item>
            </text:list>
            <text:list text:style-name="a954">
              <text:list-item>
                <text:list text:style-name="a954">
                  <text:list-item>
                    <text:p text:style-name="a953" text:class-names="" text:cond-style-name=""><text:span text:style-name="a952" text:class-names="">kidsAge.has_key(‘aname’)</text:span></text:p>
                  </text:list-item>
                </text:list>
              </text:list-item>
            </text:list>
            <text:list text:style-name="a957">
              <text:list-item>
                <text:list text:style-name="a957">
                  <text:list-item>
                    <text:p text:style-name="a956" text:class-names="" text:cond-style-name=""><text:span text:style-name="a955" text:class-names="">kidsAge[‘Olivia’]</text:span></text:p>
                  </text:list-item>
                </text:list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Add new entry to dictionary, <text:s text:c="1"/>New child Tim</text:span></text:p>
              </text:list-item>
            </text:list>
            <text:list text:style-name="a963">
              <text:list-item>
                <text:list text:style-name="a963">
                  <text:list-item>
                    <text:p text:style-name="a962" text:class-names="" text:cond-style-name=""><text:span text:style-name="a961" text:class-names="">kidsAge[‘Oscar’] = 25</text:span></text:p>
                  </text:list-item>
                </text:list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>David had a birthday how do you update your dictionary?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What is the range of ages of the kids?</text:span></text:p>
              </text:list-item>
            </text:list>
            <text:list text:style-name="a972">
              <text:list-item>
                <text:list text:style-name="a972">
                  <text:list-item>
                    <text:p text:style-name="a971" text:class-names="" text:cond-style-name=""><text:span text:style-name="a970" text:class-names="">Retrieve all values from dictionary</text:span></text:p>
                  </text:list-item>
                </text:list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/></text:p>
              </text:list-item>
            </text:list>
          </draw:text-box>
          <svg:title/>
          <svg:desc/>
        </draw:frame>
      </draw:page>
      <draw:page draw:name="Slide30" draw:style-name="a977" draw:master-page-name="Master1-Layout2-obj-Title-and-Content" presentation:presentation-page-layout-name="Master1-PPL2" draw:id="Slide-285">
        <draw:frame draw:id="id139" presentation:style-name="a980" draw:name="Title 1" svg:x="0.75in" svg:y="0.53in" svg:width="8.5in" svg:height="1.76in" presentation:class="title" presentation:placeholder="false">
          <draw:text-box>
            <text:p text:style-name="a979" text:class-names="" text:cond-style-name=""><text:span text:style-name="a978" text:class-names="">Code It!</text:span></text:p>
          </draw:text-box>
          <svg:title/>
          <svg:desc/>
        </draw:frame>
        <draw:frame draw:id="id140" presentation:style-name="a993" draw:name="Content Placeholder 2" svg:x="0.75in" svg:y="2.32in" svg:width="8.5in" svg:height="4.43in" presentation:class="outline" presentation:placeholder="false">
          <draw:text-box>
            <text:list text:style-name="a983">
              <text:list-item>
                <text:p text:style-name="a982" text:class-names="" text:cond-style-name=""><text:span text:style-name="a981" text:class-names="">Dictionary.get</text:span></text:p>
              </text:list-item>
            </text:list>
            <text:list text:style-name="a986">
              <text:list-item>
                <text:list text:style-name="a986">
                  <text:list-item>
                    <text:p text:style-name="a985" text:class-names="" text:cond-style-name=""><text:span text:style-name="a984" text:class-names="">People.get(‘Sam’, ‘Sam is not your child’)</text:span></text:p>
                  </text:list-item>
                </text:list>
              </text:list-item>
            </text:list>
            <text:list text:style-name="a989">
              <text:list-item>
                <text:list text:style-name="a989">
                  <text:list-item>
                    <text:p text:style-name="a988" text:class-names="" text:cond-style-name=""><text:span text:style-name="a987" text:class-names="">Returns textual statement</text:span></text:p>
                  </text:list-item>
                </text:list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/></text:p>
              </text:list-item>
            </text:list>
          </draw:text-box>
          <svg:title/>
          <svg:desc/>
        </draw:frame>
      </draw:page>
      <draw:page draw:name="Slide31" draw:style-name="a994" draw:master-page-name="Master1-Layout2-obj-Title-and-Content" presentation:presentation-page-layout-name="Master1-PPL2" draw:id="Slide-286">
        <draw:frame draw:id="id141" presentation:style-name="a997" draw:name="Title 1" svg:x="0.75in" svg:y="0.53in" svg:width="8.5in" svg:height="1.76in" presentation:class="title" presentation:placeholder="false">
          <draw:text-box>
            <text:p text:style-name="a996" text:class-names="" text:cond-style-name=""><text:span text:style-name="a995" text:class-names="">Dictionary String formatting</text:span></text:p>
          </draw:text-box>
          <svg:title/>
          <svg:desc/>
        </draw:frame>
        <draw:frame draw:id="id142" presentation:style-name="a1004" draw:name="Content Placeholder 2" svg:x="0.75in" svg:y="2.32in" svg:width="8.5in" svg:height="4.43in" presentation:class="outline" presentation:placeholder="false">
          <draw:text-box>
            <text:list text:style-name="a1000">
              <text:list-item>
                <text:p text:style-name="a999" text:class-names="" text:cond-style-name=""><text:span text:style-name="a998" text:class-names="">Mydict = {“test”, “David”}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>print("Something goes here {test} ".format(**mydict))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8625in" svg:y="1.5663in" svg:width="8.30417in" svg:height="3.32in"/>
      <presentation:placeholder presentation:object="subtitle" svg:x="0.8775in" svg:y="4.8in" svg:width="6.4725in" svg:height="1.17in"/>
      <presentation:placeholder presentation:object="date-time" svg:x="6.55333in" svg:y="6.86in" svg:width="2.685in" svg:height="0.39931in"/>
      <presentation:placeholder presentation:object="footer" svg:x="0.88889in" svg:y="6.86in" svg:width="5.19in" svg:height="0.39931in"/>
      <presentation:placeholder presentation:object="page-number" svg:x="7.92244in" svg:y="4.62292in" svg:width="0.97922in" svg:height="0.7in"/>
    </style:presentation-page-layout>
    <style:presentation-page-layout style:name="Master1-PPL2" style:display-name="Title and Content">
      <presentation:placeholder presentation:object="title" svg:x="0.75in" svg:y="0.53in" svg:width="8.5in" svg:height="1.76in"/>
      <presentation:placeholder presentation:object="object" svg:x="0.75in" svg:y="2.32in" svg:width="8.5in" svg:height="4.43in"/>
      <presentation:placeholder presentation:object="date-time" svg:x="6.55333in" svg:y="6.86in" svg:width="2.685in" svg:height="0.39931in"/>
      <presentation:placeholder presentation:object="footer" svg:x="0.75in" svg:y="6.86in" svg:width="5.19in" svg:height="0.39931in"/>
      <presentation:placeholder presentation:object="page-number" svg:x="9.2775in" svg:y="6.86in" svg:width="0.525in" svg:height="0.39931in"/>
    </style:presentation-page-layout>
    <style:presentation-page-layout style:name="Master1-PPL3" style:display-name="Section Header">
      <presentation:placeholder presentation:object="title" svg:x="1.7775in" svg:y="1.34in" svg:width="7.6125in" svg:height="3.85in"/>
      <presentation:placeholder presentation:object="outline" svg:x="1.77639in" svg:y="5.49in" svg:width="7.425in" svg:height="1.16667in"/>
      <presentation:placeholder presentation:object="date-time" svg:x="7.04861in" svg:y="6.86in" svg:width="2.16889in" svg:height="0.39931in"/>
      <presentation:placeholder presentation:object="footer" svg:x="1.78926in" svg:y="6.86in" svg:width="5.19in" svg:height="0.39931in"/>
      <presentation:placeholder presentation:object="page-number" svg:x="0.70587in" svg:y="2.74345in" svg:width="0.97465in" svg:height="0.78776in"/>
    </style:presentation-page-layout>
    <style:presentation-page-layout style:name="Master1-PPL4" style:display-name="Two Content">
      <presentation:placeholder presentation:object="title" svg:x="0.75in" svg:y="0.53in" svg:width="8.5in" svg:height="1.76in"/>
      <presentation:placeholder presentation:object="object" svg:x="0.75in" svg:y="2.4in" svg:width="4in" svg:height="4.35in"/>
      <presentation:placeholder presentation:object="object" svg:x="5.24083in" svg:y="2.4in" svg:width="4in" svg:height="4.35in"/>
      <presentation:placeholder presentation:object="date-time" svg:x="6.55333in" svg:y="6.86in" svg:width="2.685in" svg:height="0.39931in"/>
      <presentation:placeholder presentation:object="footer" svg:x="0.75in" svg:y="6.86in" svg:width="5.19in" svg:height="0.39931in"/>
      <presentation:placeholder presentation:object="page-number" svg:x="9.2775in" svg:y="6.86in" svg:width="0.525in" svg:height="0.39931in"/>
    </style:presentation-page-layout>
    <style:presentation-page-layout style:name="Master1-PPL5" style:display-name="Comparison">
      <presentation:placeholder presentation:object="title" svg:x="0.75in" svg:y="0.53in" svg:width="8.5in" svg:height="1.76in"/>
      <presentation:placeholder presentation:object="outline" svg:x="0.75in" svg:y="2.24in" svg:width="4in" svg:height="0.7in"/>
      <presentation:placeholder presentation:object="object" svg:x="0.75in" svg:y="3in" svg:width="4in" svg:height="3.6in"/>
      <presentation:placeholder presentation:object="outline" svg:x="5.27208in" svg:y="2.24in" svg:width="4in" svg:height="0.7in"/>
      <presentation:placeholder presentation:object="object" svg:x="5.27208in" svg:y="3in" svg:width="4in" svg:height="3.6in"/>
      <presentation:placeholder presentation:object="date-time" svg:x="6.55333in" svg:y="6.86in" svg:width="2.685in" svg:height="0.39931in"/>
      <presentation:placeholder presentation:object="footer" svg:x="0.75in" svg:y="6.86in" svg:width="5.19in" svg:height="0.39931in"/>
      <presentation:placeholder presentation:object="page-number" svg:x="9.2775in" svg:y="6.86in" svg:width="0.525in" svg:height="0.39931in"/>
    </style:presentation-page-layout>
    <style:presentation-page-layout style:name="Master1-PPL6" style:display-name="Title Only">
      <presentation:placeholder presentation:object="title" svg:x="0.75in" svg:y="0.53in" svg:width="8.5in" svg:height="1.76in"/>
      <presentation:placeholder presentation:object="date-time" svg:x="6.55333in" svg:y="6.86in" svg:width="2.685in" svg:height="0.39931in"/>
      <presentation:placeholder presentation:object="footer" svg:x="0.75in" svg:y="6.86in" svg:width="5.19in" svg:height="0.39931in"/>
      <presentation:placeholder presentation:object="page-number" svg:x="9.2775in" svg:y="6.86in" svg:width="0.525in" svg:height="0.39931in"/>
    </style:presentation-page-layout>
    <style:presentation-page-layout style:name="Master1-PPL7" style:display-name="Blank">
      <presentation:placeholder presentation:object="date-time" svg:x="6.55333in" svg:y="6.86in" svg:width="2.685in" svg:height="0.39931in"/>
      <presentation:placeholder presentation:object="footer" svg:x="0.75in" svg:y="6.86in" svg:width="5.19in" svg:height="0.39931in"/>
      <presentation:placeholder presentation:object="page-number" svg:x="9.2775in" svg:y="6.86in" svg:width="0.525in" svg:height="0.39931in"/>
    </style:presentation-page-layout>
    <style:presentation-page-layout style:name="Master1-PPL8" style:display-name="Content with Caption">
      <presentation:placeholder presentation:object="title" svg:x="7.0125in" svg:y="0.75in" svg:width="2.625in" svg:height="1.9in"/>
      <presentation:placeholder presentation:object="object" svg:x="0.6875in" svg:y="0.75in" svg:width="5.505in" svg:height="5.49in"/>
      <presentation:placeholder presentation:object="outline" svg:x="7.0125in" svg:y="2.65in" svg:width="2.625in" svg:height="3.6in"/>
      <presentation:placeholder presentation:object="date-time" svg:x="6.55333in" svg:y="6.86in" svg:width="2.685in" svg:height="0.39931in"/>
      <presentation:placeholder presentation:object="footer" svg:x="0.75in" svg:y="6.86in" svg:width="5.19in" svg:height="0.39931in"/>
      <presentation:placeholder presentation:object="page-number" svg:x="9.2775in" svg:y="6.86in" svg:width="0.525in" svg:height="0.39931in"/>
    </style:presentation-page-layout>
    <style:presentation-page-layout style:name="Master1-PPL9" style:display-name="Picture with Caption">
      <presentation:placeholder presentation:object="title" svg:x="7.0125in" svg:y="0.75in" svg:width="2.625in" svg:height="1.9in"/>
      <presentation:placeholder presentation:object="graphic" svg:x="0in" svg:y="0in" svg:width="6.81081in" svg:height="7.5in"/>
      <presentation:placeholder presentation:object="outline" svg:x="7.0125in" svg:y="2.65in" svg:width="2.625in" svg:height="3.6in"/>
      <presentation:placeholder presentation:object="date-time" svg:x="6.55333in" svg:y="6.86in" svg:width="2.685in" svg:height="0.39931in"/>
      <presentation:placeholder presentation:object="page-number" svg:x="9.2775in" svg:y="6.86in" svg:width="0.525in" svg:height="0.39931in"/>
    </style:presentation-page-layout>
    <style:presentation-page-layout style:name="Master1-PPL10" style:display-name="Title and Vertical Text">
      <presentation:placeholder presentation:object="title" svg:x="0.75in" svg:y="0.53in" svg:width="8.5in" svg:height="1.76in"/>
      <presentation:placeholder presentation:object="outline" svg:x="0.75in" svg:y="2.32in" svg:width="8.5in" svg:height="4.43in"/>
      <presentation:placeholder presentation:object="date-time" svg:x="6.55333in" svg:y="6.86in" svg:width="2.685in" svg:height="0.39931in"/>
      <presentation:placeholder presentation:object="footer" svg:x="0.75in" svg:y="6.86in" svg:width="5.19in" svg:height="0.39931in"/>
      <presentation:placeholder presentation:object="page-number" svg:x="9.2775in" svg:y="6.86in" svg:width="0.525in" svg:height="0.39931in"/>
    </style:presentation-page-layout>
    <style:presentation-page-layout style:name="Master1-PPL11" style:display-name="Vertical Title and Text">
      <presentation:placeholder presentation:object="title" svg:x="7.15625in" svg:y="0.58333in" svg:width="2.09375in" svg:height="6.16667in"/>
      <presentation:placeholder presentation:object="outline" svg:x="0.875in" svg:y="0.58333in" svg:width="6.15625in" svg:height="6.16667in"/>
      <presentation:placeholder presentation:object="date-time" svg:x="6.55333in" svg:y="6.86in" svg:width="2.685in" svg:height="0.39931in"/>
      <presentation:placeholder presentation:object="footer" svg:x="0.75in" svg:y="6.86in" svg:width="5.19in" svg:height="0.39931in"/>
      <presentation:placeholder presentation:object="page-number" svg:x="9.2775in" svg:y="6.86in" svg:width="0.525in" svg:height="0.39931in"/>
    </style:presentation-page-layout>
    <style:style style:family="table-cell" style:name="a441">
      <style:table-cell-properties/>
    </style:style>
    <style:style style:family="table-cell" style:name="a448">
      <style:table-cell-properties fo:background-color="#a5301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42">
      <style:table-cell-properties fo:background-color="#e1cdcc"/>
    </style:style>
    <style:style style:family="table-cell" style:name="a443">
      <style:table-cell-properties/>
    </style:style>
    <style:style style:family="table-cell" style:name="a444">
      <style:table-cell-properties fo:background-color="#e1cdcc"/>
    </style:style>
    <style:style style:family="table-cell" style:name="a445">
      <style:table-cell-properties fo:background-color="#a5301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46">
      <style:table-cell-properties fo:background-color="#a5301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40">
      <style:table-cell-properties fo:background-color="#f0e8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47">
      <style:table-cell-properties fo:background-color="#a53010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332" xlink:href="media/image1.png" xlink:show="embed" xlink:actuate="onLoad"/>
    <draw:fill-image draw:name="a105" xlink:href="media/image1.png" xlink:show="embed" xlink:actuate="onLoad"/>
    <draw:fill-image draw:name="a269" xlink:href="media/image1.png" xlink:show="embed" xlink:actuate="onLoad"/>
    <draw:fill-image draw:name="a68" xlink:href="media/image2.png" xlink:show="embed" xlink:actuate="onLoad"/>
    <draw:fill-image draw:name="a361" xlink:href="media/image1.png" xlink:show="embed" xlink:actuate="onLoad"/>
    <draw:fill-image draw:name="a187" xlink:href="media/image1.png" xlink:show="embed" xlink:actuate="onLoad"/>
    <draw:fill-image draw:name="a295" xlink:href="media/image3.png" xlink:show="embed" xlink:actuate="onLoad"/>
    <draw:fill-image draw:name="a134" xlink:href="media/image2.png" xlink:show="embed" xlink:actuate="onLoad"/>
    <draw:fill-image draw:name="a435" xlink:href="media/image1.png" xlink:show="embed" xlink:actuate="onLoad"/>
    <draw:fill-image draw:name="a40" xlink:href="media/image3.png" xlink:show="embed" xlink:actuate="onLoad"/>
    <draw:fill-image draw:name="a248" xlink:href="media/image1.png" xlink:show="embed" xlink:actuate="onLoad"/>
    <draw:fill-image draw:name="a44" xlink:href="media/image3.png" xlink:show="embed" xlink:actuate="onLoad"/>
    <draw:fill-image draw:name="a287" xlink:href="media/image1.png" xlink:show="embed" xlink:actuate="onLoad"/>
    <draw:fill-image draw:name="a48" xlink:href="media/image3.png" xlink:show="embed" xlink:actuate="onLoad"/>
    <draw:fill-image draw:name="a340" xlink:href="media/image3.png" xlink:show="embed" xlink:actuate="onLoad"/>
    <draw:fill-image draw:name="a398" xlink:href="media/image1.png" xlink:show="embed" xlink:actuate="onLoad"/>
    <draw:fill-image draw:name="a32" xlink:href="media/image1.png" xlink:show="embed" xlink:actuate="onLoad"/>
    <draw:fill-image draw:name="a113" xlink:href="media/image3.png" xlink:show="embed" xlink:actuate="onLoad"/>
    <table:table-template table:name="{5C22544A-7EE6-4342-B048-85BDC9FD1C3A}">
      <table:first-row table:style-name="a445" table:paragraph-style-name=""/>
      <table:last-row table:style-name="a446" table:paragraph-style-name=""/>
      <table:first-column table:style-name="a447" table:paragraph-style-name=""/>
      <table:last-column table:style-name="a448" table:paragraph-style-name=""/>
      <table:body table:style-name="a440" table:paragraph-style-name=""/>
      <table:even-rows table:style-name="a443" table:paragraph-style-name=""/>
      <table:odd-rows table:style-name="a444" table:paragraph-style-name=""/>
      <table:even-columns table:style-name="a441" table:paragraph-style-name=""/>
      <table:odd-columns table:style-name="a442" table:paragraph-style-name=""/>
    </table:table-templat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23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">
      <style:graphic-properties fo:wrap-option="wrap" fo:padding-top="0in" fo:padding-bottom="0in" fo:padding-left="0in" fo:padding-right="0in" draw:textarea-vertical-align="top" draw:textarea-horizontal-align="left" draw:fill="bitmap" draw:fill-image-name="a105" style:repeat="repeat" draw:fill-image-width="3.11711in" draw:fill-image-height="1.84192in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">
      <style:text-properties fo:font-variant="normal" fo:text-transform="none" fo:color="#9e3611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6">
      <style:graphic-properties fo:wrap-option="wrap" fo:padding-top="0in" fo:padding-bottom="0in" fo:padding-left="0in" fo:padding-right="0in" draw:textarea-vertical-align="top" draw:textarea-horizontal-align="left" draw:fill="bitmap" draw:fill-image-name="a435" style:repeat="repeat" draw:fill-image-width="3.11711in" draw:fill-image-height="1.84192in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1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">
      <style:graphic-properties fo:wrap-option="wrap" fo:padding-top="0in" fo:padding-bottom="0in" fo:padding-left="0in" fo:padding-right="0in" draw:textarea-vertical-align="top" draw:textarea-horizontal-align="left" draw:fill="bitmap" draw:fill-image-name="a113" style:repeat="repeat" draw:fill-image-width="3.3738in" draw:fill-image-height="1.9286in" draw:fill-image-ref-point="center" draw:opacity="80%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ckwell Condensed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fo:wrap-option="wrap" fo:padding-top="0in" fo:padding-bottom="0in" fo:padding-left="0in" fo:padding-right="0in" draw:textarea-vertical-align="top" draw:textarea-horizontal-align="left" draw:fill="bitmap" draw:fill-image-name="a332" style:repeat="repeat" draw:fill-image-width="3.11711in" draw:fill-image-height="1.84192in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3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in" fo:padding-bottom="0in" fo:padding-left="0in" fo:padding-right="0in" draw:textarea-vertical-align="top" draw:textarea-horizontal-align="left" draw:fill="bitmap" draw:fill-image-name="a340" style:repeat="repeat" draw:fill-image-width="3.3738in" draw:fill-image-height="1.9286in" draw:fill-image-ref-point="center" draw:opacity="60%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ckwell Condens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solid" draw:fill-color="#e1e0e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fo:wrap-option="wrap" fo:padding-top="0in" fo:padding-bottom="0in" fo:padding-left="0in" fo:padding-right="0in" draw:textarea-vertical-align="top" draw:textarea-horizontal-align="left" draw:fill="bitmap" draw:fill-image-name="a134" style:repeat="repeat" draw:fill-image-width="3.11711in" draw:fill-image-height="1.84192in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78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49">
      <style:graphic-properties fo:wrap-option="wrap" fo:padding-top="0in" fo:padding-bottom="0in" fo:padding-left="0in" fo:padding-right="0in" draw:textarea-vertical-align="top" draw:textarea-horizontal-align="left" draw:fill="bitmap" draw:fill-image-name="a248" style:repeat="repeat" draw:fill-image-width="3.11711in" draw:fill-image-height="1.84192in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2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in" fo:padding-bottom="0in" fo:padding-left="0in" fo:padding-right="0in" draw:textarea-vertical-align="top" draw:textarea-horizontal-align="left" draw:fill="bitmap" draw:fill-image-name="a361" style:repeat="repeat" draw:fill-image-width="3.11711in" draw:fill-image-height="1.84192in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3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0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bitmap" draw:fill-image-name="a269" style:repeat="repeat" draw:fill-image-width="3.11711in" draw:fill-image-height="1.84192in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2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5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6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8">
      <style:graphic-properties fo:wrap-option="wrap" fo:padding-top="0in" fo:padding-bottom="0in" fo:padding-left="0in" fo:padding-right="0in" draw:textarea-vertical-align="top" draw:textarea-horizontal-align="left" draw:fill="bitmap" draw:fill-image-name="a287" style:repeat="repeat" draw:fill-image-width="3.11711in" draw:fill-image-height="1.84192in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in" fo:padding-bottom="0in" fo:padding-left="0in" fo:padding-right="0in" draw:textarea-vertical-align="top" draw:textarea-horizontal-align="left" draw:fill="bitmap" draw:fill-image-name="a398" style:repeat="repeat" draw:fill-image-width="3.11711in" draw:fill-image-height="1.84192in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>
      <style:graphic-properties fo:wrap-option="wrap" fo:padding-top="0in" fo:padding-bottom="0in" fo:padding-left="0in" fo:padding-right="0in" draw:textarea-vertical-align="top" draw:textarea-horizontal-align="left" draw:fill="bitmap" draw:fill-image-name="a187" style:repeat="repeat" draw:fill-image-width="3.11711in" draw:fill-image-height="1.84192in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">
      <style:graphic-properties fo:wrap-option="wrap" fo:padding-top="0in" fo:padding-bottom="0in" fo:padding-left="0in" fo:padding-right="0in" draw:textarea-vertical-align="top" draw:textarea-horizontal-align="left" draw:fill="bitmap" draw:fill-image-name="a295" style:repeat="repeat" draw:fill-image-width="3.3738in" draw:fill-image-height="1.9286in" draw:fill-image-ref-point="center" draw:opacity="60%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ckwell Condens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1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">
      <style:text-properties fo:font-variant="normal" fo:text-transform="none" fo:color="#9e3611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1.4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5278in" style:font-size-asian="0.15278in" style:font-size-complex="0.15278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wrap" fo:padding-top="0in" fo:padding-bottom="0in" fo:padding-left="0in" fo:padding-right="0in" draw:textarea-vertical-align="top" draw:textarea-horizontal-align="left" draw:fill="bitmap" draw:fill-image-name="a32" style:repeat="repeat" draw:fill-image-width="3.11711in" draw:fill-image-height="1.84192in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in" fo:padding-bottom="0in" fo:padding-left="0in" fo:padding-right="0in" draw:textarea-vertical-align="top" draw:textarea-horizontal-align="left" draw:fill="bitmap" draw:fill-image-name="a40" style:repeat="repeat" draw:fill-image-width="3.3738in" draw:fill-image-height="1.9286in" draw:fill-image-ref-point="center" draw:opacity="80%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bitmap" draw:fill-image-name="a44" style:repeat="repeat" draw:fill-image-width="3.3738in" draw:fill-image-height="1.9286in" draw:fill-image-ref-point="center" draw:opacity="80%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bitmap" draw:fill-image-name="a48" style:repeat="repeat" draw:fill-image-width="3.3738in" draw:fill-image-height="1.9286in" draw:fill-image-ref-point="center" draw:opacity="80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ckwell Condensed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4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69240c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in" fo:padding-bottom="0in" fo:padding-left="0in" fo:padding-right="0in" draw:textarea-vertical-align="top" draw:textarea-horizontal-align="left" draw:fill="bitmap" draw:fill-image-name="a68" style:repeat="repeat" draw:fill-image-width="3.11711in" draw:fill-image-height="1.84192in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.5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.8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fo:wrap-option="wrap" fo:padding-top="0in" fo:padding-bottom="0in" fo:padding-left="0in" fo:padding-right="0in" draw:textarea-vertical-align="top" draw:textarea-horizontal-align="left" draw:fill="none" draw:stroke="solid" svg:stroke-width="0.02778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90%" fo:text-align="left" style:tab-stop-distance="1in" fo:margin-left="1.1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ckwell Condensed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20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38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41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41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7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41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1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30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1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23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30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1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23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30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16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21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16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21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167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37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42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14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8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37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37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40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31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31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170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22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173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22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15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202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154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228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9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205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text:list-style style:name="a381">
      <text:list-level-style-bullet text:level="1" text:bullet-char="§">
        <style:list-level-properties text:space-before="0in" text:min-label-width="0.2in"/>
        <style:text-properties fo:color="#9e3611" fo:font-family="Wingdings" style:font-pitch="variable" fo:font-size="85%"/>
      </text:list-level-style-bullet>
      <text:list-level-style-bullet text:level="2" text:bullet-char="§">
        <style:list-level-properties text:space-before="0.3in" text:min-label-width="0.2in"/>
        <style:text-properties fo:color="#9e3611" fo:font-family="Wingdings" style:font-pitch="variable" fo:font-size="85%"/>
      </text:list-level-style-bullet>
      <text:list-level-style-bullet text:level="3" text:bullet-char="§">
        <style:list-level-properties text:space-before="0.6in" text:min-label-width="0.2in"/>
        <style:text-properties fo:color="#9e3611" fo:font-family="Wingdings" style:font-pitch="variable" fo:font-size="85%"/>
      </text:list-level-style-bullet>
      <text:list-level-style-bullet text:level="4" text:bullet-char="§">
        <style:list-level-properties text:space-before="0.9in" text:min-label-width="0.2in"/>
        <style:text-properties fo:color="#9e3611" fo:font-family="Wingdings" style:font-pitch="variable" fo:font-size="85%"/>
      </text:list-level-style-bullet>
      <text:list-level-style-bullet text:level="5" text:bullet-char="§">
        <style:list-level-properties text:space-before="1.2in" text:min-label-width="0.2in"/>
        <style:text-properties fo:color="#9e3611" fo:font-family="Wingdings" style:font-pitch="variable" fo:font-size="85%"/>
      </text:list-level-style-bullet>
      <text:list-level-style-bullet text:level="6" text:bullet-char="§">
        <style:list-level-properties text:space-before="2.55in" text:min-label-width="0.2in"/>
        <style:text-properties fo:color="#9e3611" fo:font-family="Wingdings" style:font-pitch="variable" fo:font-size="85%"/>
      </text:list-level-style-bullet>
      <text:list-level-style-bullet text:level="7" text:bullet-char="§">
        <style:list-level-properties text:space-before="3.05in" text:min-label-width="0.2in"/>
        <style:text-properties fo:color="#9e3611" fo:font-family="Wingdings" style:font-pitch="variable" fo:font-size="85%"/>
      </text:list-level-style-bullet>
      <text:list-level-style-bullet text:level="8" text:bullet-char="§">
        <style:list-level-properties text:space-before="3.55in" text:min-label-width="0.2in"/>
        <style:text-properties fo:color="#9e3611" fo:font-family="Wingdings" style:font-pitch="variable" fo:font-size="85%"/>
      </text:list-level-style-bullet>
      <text:list-level-style-bullet text:level="9" text:bullet-char="§">
        <style:list-level-properties text:space-before="4.05in" text:min-label-width="0.2in"/>
        <style:text-properties fo:color="#9e3611" fo:font-family="Wingdings" style:font-pitch="variable" fo:font-size="85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Wood-Type" style:page-layout-name="pageLayout1" draw:style-name="a0">
      <draw:g draw:name="Group 11" draw:id="id0">
        <svg:title/>
        <svg:desc/>
        <draw:custom-shape svg:x="9.3205in" svg:y="6.84083in" svg:width="0.43in" svg:height="0.43in" draw:id="id6" draw:style-name="a33" draw:name="Oval 7">
          <svg:title/>
          <svg:desc/>
          <text:p text:style-name="a31" text:class-names="" text:cond-style-name=""><text:span text:style-name="a3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3605in" svg:y="6.88083in" svg:width="0.35in" svg:height="0.35in" draw:id="id7" draw:style-name="a36" draw:name="Oval 8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1" presentation:style-name="a3" draw:name="Title Placeholder 1" svg:x="0.75in" svg:y="0.53in" svg:width="8.5in" svg:height="1.76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2" presentation:style-name="a19" draw:name="Text Placeholder 2" svg:x="0.75in" svg:y="2.32in" svg:width="8.5in" svg:height="4.4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3" draw:name="Date Placeholder 3" svg:x="6.55333in" svg:y="6.86in" svg:width="2.685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9/10/2019</text:date></text:span></text:p>
        </draw:text-box>
        <svg:title/>
        <svg:desc/>
      </draw:frame>
      <draw:frame draw:id="id4" presentation:style-name="a26" draw:name="Footer Placeholder 4" svg:x="0.75in" svg:y="6.86in" svg:width="5.19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5" presentation:style-name="a29" draw:name="Slide Number Placeholder 5" svg:x="9.2775in" svg:y="6.86in" svg:width="0.525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7">
      <draw:custom-shape svg:x="0.75in" svg:y="1.47304in" svg:width="8.5in" svg:height="0.08824in" draw:id="id8" draw:style-name="a41" draw:name="Rectangle 6">
        <svg:title/>
        <svg:desc/>
        <text:p text:style-name="a39" text:class-names="" text:cond-style-name=""><text:span text:style-name="a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75in" svg:y="4.68369in" svg:width="8.5in" svg:height="0.08824in" draw:id="id9" draw:style-name="a45" draw:name="Rectangle 7">
        <svg:title/>
        <svg:desc/>
        <text:p text:style-name="a43" text:class-names="" text:cond-style-name=""><text:span text:style-name="a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75in" svg:y="1.62377in" svg:width="8.5in" svg:height="3in" draw:id="id10" draw:style-name="a49" draw:name="Rectangle 8">
        <svg:title/>
        <svg:desc/>
        <text:p text:style-name="a47" text:class-names="" text:cond-style-name=""><text:span text:style-name="a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9" draw:id="id11">
        <svg:title/>
        <svg:desc/>
        <draw:custom-shape svg:x="7.91205in" svg:y="4.49149in" svg:width="1in" svg:height="1in" draw:id="id17" draw:style-name="a69" draw:name="Oval 10">
          <svg:title/>
          <svg:desc/>
          <text:p text:style-name="a67" text:class-names="" text:cond-style-name=""><text:span text:style-name="a6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01205in" svg:y="4.59149in" svg:width="0.8in" svg:height="0.8in" draw:id="id18" draw:style-name="a72" draw:name="Oval 11">
          <svg:title/>
          <svg:desc/>
          <text:p text:style-name="a71" text:class-names="" text:cond-style-name=""><text:span text:style-name="a7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12" presentation:style-name="a52" draw:name="Title 1" svg:x="0.8625in" svg:y="1.5663in" svg:width="8.30417in" svg:height="3.32in" presentation:class="title" presentation:placeholder="false">
        <draw:text-box>
          <text:p text:style-name="a51" text:class-names="" text:cond-style-name=""><text:span text:style-name="a50" text:class-names="">Click to edit Master title style</text:span></text:p>
        </draw:text-box>
        <svg:title/>
        <svg:desc/>
      </draw:frame>
      <draw:frame draw:id="id13" presentation:style-name="a55" draw:name="Subtitle 2" svg:x="0.8775in" svg:y="4.8in" svg:width="6.4725in" svg:height="1.17in" presentation:class="subtitle" presentation:placeholder="false">
        <draw:text-box>
          <text:p text:style-name="a54" text:class-names="" text:cond-style-name=""><text:span text:style-name="a53" text:class-names="">Click to edit Master subtitle style</text:span></text:p>
        </draw:text-box>
        <svg:title/>
        <svg:desc/>
      </draw:frame>
      <draw:frame draw:id="id14" presentation:style-name="a59" draw:name="Date Placeholder 3" svg:x="6.55333in" svg:y="6.86in" svg:width="2.685in" svg:height="0.39931in" presentation:class="date-time" presentation:placeholder="false">
        <draw:text-box>
          <text:p text:style-name="a58" text:class-names="" text:cond-style-name=""><text:span text:style-name="a56" text:class-names=""><text:date text:fixed="false" style:data-style-name="a57">9/10/2019</text:date></text:span></text:p>
        </draw:text-box>
        <svg:title/>
        <svg:desc/>
      </draw:frame>
      <draw:frame draw:id="id15" presentation:style-name="a62" draw:name="Footer Placeholder 4" svg:x="0.88889in" svg:y="6.86in" svg:width="5.19in" svg:height="0.39931in" presentation:class="footer" presentation:placeholder="false">
        <draw:text-box>
          <text:p text:style-name="a61" text:class-names="" text:cond-style-name=""><text:span text:style-name="a60" text:class-names=""/></text:p>
        </draw:text-box>
        <svg:title/>
        <svg:desc/>
      </draw:frame>
      <draw:frame draw:id="id16" presentation:style-name="a65" draw:name="Slide Number Placeholder 5" svg:x="7.92244in" svg:y="4.62292in" svg:width="0.97922in" svg:height="0.7in" presentation:class="page-number" presentation:placeholder="false">
        <draw:text-box>
          <text:p text:style-name="a64" text:class-names="" text:cond-style-name=""><text:span text:style-name="a63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73">
      <draw:g draw:name="Group 11" draw:id="id19">
        <svg:title/>
        <svg:desc/>
        <draw:custom-shape svg:x="9.3205in" svg:y="6.84083in" svg:width="0.43in" svg:height="0.43in" draw:id="id25" draw:layer="Master1-bg" draw:style-name="a106" draw:name="Oval 7">
          <svg:title/>
          <svg:desc/>
          <text:p text:style-name="a104" text:class-names="" text:cond-style-name=""><text:span text:style-name="a10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3605in" svg:y="6.88083in" svg:width="0.35in" svg:height="0.35in" draw:id="id26" draw:layer="Master1-bg" draw:style-name="a109" draw:name="Oval 8">
          <svg:title/>
          <svg:desc/>
          <text:p text:style-name="a108" text:class-names="" text:cond-style-name=""><text:span text:style-name="a10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20" presentation:style-name="a76" draw:name="Title 1" svg:x="0.75in" svg:y="0.53in" svg:width="8.5in" svg:height="1.76in" presentation:class="title" presentation:placeholder="false">
        <draw:text-box>
          <text:p text:style-name="a75" text:class-names="" text:cond-style-name=""><text:span text:style-name="a74" text:class-names="">Click to edit Master title style</text:span></text:p>
        </draw:text-box>
        <svg:title/>
        <svg:desc/>
      </draw:frame>
      <draw:frame draw:id="id21" presentation:style-name="a92" draw:name="Content Placeholder 2" svg:x="0.75in" svg:y="2.32in" svg:width="8.5in" svg:height="4.43in" presentation:class="object" presentation:placeholder="false">
        <draw:text-box>
          <text:list text:style-name="a79">
            <text:list-item>
              <text:p text:style-name="a78" text:class-names="" text:cond-style-name=""><text:span text:style-name="a77" text:class-names="">Edit Master text styles</text:span></text:p>
            </text:list-item>
          </text:list>
          <text:list text:style-name="a82">
            <text:list-item>
              <text:list text:style-name="a82">
                <text:list-item>
                  <text:p text:style-name="a81" text:class-names="" text:cond-style-name=""><text:span text:style-name="a80" text:class-names="">Second level</text:span></text:p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p text:style-name="a84" text:class-names="" text:cond-style-name=""><text:span text:style-name="a83" text:class-names="">Third level</text:span></text:p>
                    </text:list-item>
                  </text:list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list text:style-name="a88">
                        <text:list-item>
                          <text:p text:style-name="a87" text:class-names="" text:cond-style-name=""><text:span text:style-name="a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list text:style-name="a91">
                            <text:list-item>
                              <text:p text:style-name="a90" text:class-names="" text:cond-style-name=""><text:span text:style-name="a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6" draw:name="Date Placeholder 6" svg:x="6.55333in" svg:y="6.86in" svg:width="2.685in" svg:height="0.39931in" presentation:class="date-time" presentation:placeholder="false">
        <draw:text-box>
          <text:p text:style-name="a95" text:class-names="" text:cond-style-name=""><text:span text:style-name="a93" text:class-names=""><text:date text:fixed="false" style:data-style-name="a94">9/10/2019</text:date></text:span></text:p>
        </draw:text-box>
        <svg:title/>
        <svg:desc/>
      </draw:frame>
      <draw:frame draw:id="id23" presentation:style-name="a99" draw:name="Footer Placeholder 7" svg:x="0.75in" svg:y="6.86in" svg:width="5.19in" svg:height="0.39931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24" presentation:style-name="a102" draw:name="Slide Number Placeholder 8" svg:x="9.2775in" svg:y="6.86in" svg:width="0.525in" svg:height="0.39931in" presentation:class="page-number" presentation:placeholder="false">
        <draw:text-box>
          <text:p text:style-name="a101" text:class-names="" text:cond-style-name=""><text:span text:style-name="a10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10">
      <draw:custom-shape svg:x="0in" svg:y="5.37838in" svg:width="10in" svg:height="2.12162in" draw:id="id27" draw:style-name="a114" draw:name="Rectangle 6">
        <svg:title/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17" draw:name="Title 1" svg:x="1.7775in" svg:y="1.34in" svg:width="7.6125in" svg:height="3.85in" presentation:class="title" presentation:placeholder="false">
        <draw:text-box>
          <text:p text:style-name="a116" text:class-names="" text:cond-style-name=""><text:span text:style-name="a115" text:class-names="">Click to edit Master title style</text:span></text:p>
        </draw:text-box>
        <svg:title/>
        <svg:desc/>
      </draw:frame>
      <draw:frame draw:id="id29" presentation:style-name="a121" draw:name="Text Placeholder 2" svg:x="1.77639in" svg:y="5.49in" svg:width="7.425in" svg:height="1.16667in" presentation:class="outline" presentation:placeholder="false">
        <draw:text-box>
          <text:list text:style-name="a120">
            <text:list-item>
              <text:p text:style-name="a119" text:class-names="" text:cond-style-name=""><text:span text:style-name="a118" text:class-names="">Edit Master text styles</text:span></text:p>
            </text:list-item>
          </text:list>
        </draw:text-box>
        <svg:title/>
        <svg:desc/>
      </draw:frame>
      <draw:frame draw:id="id30" presentation:style-name="a125" draw:name="Date Placeholder 3" svg:x="7.04861in" svg:y="6.86in" svg:width="2.16889in" svg:height="0.39931in" presentation:class="date-time" presentation:placeholder="false">
        <draw:text-box>
          <text:p text:style-name="a124" text:class-names="" text:cond-style-name=""><text:span text:style-name="a122" text:class-names=""><text:date text:fixed="false" style:data-style-name="a123">9/10/2019</text:date></text:span></text:p>
        </draw:text-box>
        <svg:title/>
        <svg:desc/>
      </draw:frame>
      <draw:frame draw:id="id31" presentation:style-name="a128" draw:name="Footer Placeholder 4" svg:x="1.78926in" svg:y="6.86in" svg:width="5.19in" svg:height="0.39931in" presentation:class="footer" presentation:placeholder="false">
        <draw:text-box>
          <text:p text:style-name="a127" text:class-names="" text:cond-style-name=""><text:span text:style-name="a126" text:class-names=""/></text:p>
        </draw:text-box>
        <svg:title/>
        <svg:desc/>
      </draw:frame>
      <draw:g draw:name="Group 7" draw:id="id32">
        <svg:title/>
        <svg:desc/>
        <draw:custom-shape svg:x="0.6932in" svg:y="2.65816in" svg:width="1in" svg:height="1in" draw:id="id34" draw:style-name="a135" draw:name="Oval 8">
          <svg:title/>
          <svg:desc/>
          <text:p text:style-name="a133" text:class-names="" text:cond-style-name=""><text:span text:style-name="a13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7932in" svg:y="2.75816in" svg:width="0.8in" svg:height="0.8in" draw:id="id35" draw:style-name="a138" draw:name="Oval 9">
          <svg:title/>
          <svg:desc/>
          <text:p text:style-name="a137" text:class-names="" text:cond-style-name=""><text:span text:style-name="a1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33" presentation:style-name="a131" draw:name="Slide Number Placeholder 5" svg:x="0.70587in" svg:y="2.74345in" svg:width="0.97465in" svg:height="0.78776in" presentation:class="page-number" presentation:placeholder="false">
        <draw:text-box>
          <text:p text:style-name="a130" text:class-names="" text:cond-style-name=""><text:span text:style-name="a12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39">
      <draw:g draw:name="Group 11" draw:id="id36">
        <svg:title/>
        <svg:desc/>
        <draw:custom-shape svg:x="9.3205in" svg:y="6.84083in" svg:width="0.43in" svg:height="0.43in" draw:id="id43" draw:layer="Master1-bg" draw:style-name="a188" draw:name="Oval 7">
          <svg:title/>
          <svg:desc/>
          <text:p text:style-name="a186" text:class-names="" text:cond-style-name=""><text:span text:style-name="a18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3605in" svg:y="6.88083in" svg:width="0.35in" svg:height="0.35in" draw:id="id44" draw:layer="Master1-bg" draw:style-name="a191" draw:name="Oval 8">
          <svg:title/>
          <svg:desc/>
          <text:p text:style-name="a190" text:class-names="" text:cond-style-name=""><text:span text:style-name="a18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37" presentation:style-name="a142" draw:name="Title 1" svg:x="0.75in" svg:y="0.53in" svg:width="8.5in" svg:height="1.76in" presentation:class="title" presentation:placeholder="false">
        <draw:text-box>
          <text:p text:style-name="a141" text:class-names="" text:cond-style-name=""><text:span text:style-name="a140" text:class-names="">Click to edit Master title style</text:span></text:p>
        </draw:text-box>
        <svg:title/>
        <svg:desc/>
      </draw:frame>
      <draw:frame draw:id="id38" presentation:style-name="a158" draw:name="Content Placeholder 2" svg:x="0.75in" svg:y="2.4in" svg:width="4in" svg:height="4.35in" presentation:class="object" presentation:placeholder="false">
        <draw:text-box>
          <text:list text:style-name="a145">
            <text:list-item>
              <text:p text:style-name="a144" text:class-names="" text:cond-style-name=""><text:span text:style-name="a143" text:class-names="">Edit Master text styles</text:span></text:p>
            </text:list-item>
          </text:list>
          <text:list text:style-name="a148">
            <text:list-item>
              <text:list text:style-name="a148">
                <text:list-item>
                  <text:p text:style-name="a147" text:class-names="" text:cond-style-name=""><text:span text:style-name="a146" text:class-names="">Second level</text:span></text:p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p text:style-name="a150" text:class-names="" text:cond-style-name=""><text:span text:style-name="a149" text:class-names="">Third level</text:span></text:p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p text:style-name="a153" text:class-names="" text:cond-style-name=""><text:span text:style-name="a1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list text:style-name="a157">
                            <text:list-item>
                              <text:p text:style-name="a156" text:class-names="" text:cond-style-name=""><text:span text:style-name="a15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174" draw:name="Content Placeholder 3" svg:x="5.24083in" svg:y="2.4in" svg:width="4in" svg:height="4.35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78" draw:name="Date Placeholder 4" svg:x="6.55333in" svg:y="6.86in" svg:width="2.685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9/10/2019</text:date></text:span></text:p>
        </draw:text-box>
        <svg:title/>
        <svg:desc/>
      </draw:frame>
      <draw:frame draw:id="id41" presentation:style-name="a181" draw:name="Footer Placeholder 5" svg:x="0.75in" svg:y="6.86in" svg:width="5.19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42" presentation:style-name="a184" draw:name="Slide Number Placeholder 6" svg:x="9.2775in" svg:y="6.86in" svg:width="0.525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92">
      <draw:g draw:name="Group 11" draw:id="id45">
        <svg:title/>
        <svg:desc/>
        <draw:custom-shape svg:x="9.3205in" svg:y="6.84083in" svg:width="0.43in" svg:height="0.43in" draw:id="id54" draw:layer="Master1-bg" draw:style-name="a249" draw:name="Oval 7">
          <svg:title/>
          <svg:desc/>
          <text:p text:style-name="a247" text:class-names="" text:cond-style-name=""><text:span text:style-name="a24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3605in" svg:y="6.88083in" svg:width="0.35in" svg:height="0.35in" draw:id="id55" draw:layer="Master1-bg" draw:style-name="a252" draw:name="Oval 8">
          <svg:title/>
          <svg:desc/>
          <text:p text:style-name="a251" text:class-names="" text:cond-style-name=""><text:span text:style-name="a25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46" presentation:style-name="a195" draw:name="Title 9" svg:x="0.75in" svg:y="0.53in" svg:width="8.5in" svg:height="1.76in" presentation:class="title" presentation:placeholder="false">
        <draw:text-box>
          <text:p text:style-name="a194" text:class-names="" text:cond-style-name=""><text:span text:style-name="a193" text:class-names="">Click to edit Master title style</text:span></text:p>
        </draw:text-box>
        <svg:title/>
        <svg:desc/>
      </draw:frame>
      <draw:frame draw:id="id47" presentation:style-name="a199" draw:name="Text Placeholder 2" svg:x="0.75in" svg:y="2.24in" svg:width="4in" svg:height="0.7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Edit Master text styles</text:span></text:p>
            </text:list-item>
          </text:list>
        </draw:text-box>
        <svg:title/>
        <svg:desc/>
      </draw:frame>
      <draw:frame draw:id="id48" presentation:style-name="a215" draw:name="Content Placeholder 3" svg:x="0.75in" svg:y="3in" svg:width="4in" svg:height="3.6in" presentation:class="object" presentation:placeholder="false">
        <draw:text-box>
          <text:list text:style-name="a202">
            <text:list-item>
              <text:p text:style-name="a201" text:class-names="" text:cond-style-name=""><text:span text:style-name="a200" text:class-names="">Edit Master text styles</text:span></text:p>
            </text:list-item>
          </text:list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Second level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list text:style-name="a214">
                            <text:list-item>
                              <text:p text:style-name="a213" text:class-names="" text:cond-style-name=""><text:span text:style-name="a21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19" draw:name="Text Placeholder 4" svg:x="5.27208in" svg:y="2.24in" svg:width="4in" svg:height="0.7in" presentation:class="outline" presentation:placeholder="false">
        <draw:text-box>
          <text:list text:style-name="a218">
            <text:list-item>
              <text:p text:style-name="a217" text:class-names="" text:cond-style-name=""><text:span text:style-name="a216" text:class-names="">Edit Master text styles</text:span></text:p>
            </text:list-item>
          </text:list>
        </draw:text-box>
        <svg:title/>
        <svg:desc/>
      </draw:frame>
      <draw:frame draw:id="id50" presentation:style-name="a235" draw:name="Content Placeholder 5" svg:x="5.27208in" svg:y="3in" svg:width="4in" svg:height="3.6in" presentation:class="object" presentation:placeholder="false">
        <draw:text-box>
          <text:list text:style-name="a222">
            <text:list-item>
              <text:p text:style-name="a221" text:class-names="" text:cond-style-name=""><text:span text:style-name="a220" text:class-names="">Edit Master text styles</text:span></text:p>
            </text:list-item>
          </text:list>
          <text:list text:style-name="a225">
            <text:list-item>
              <text:list text:style-name="a225">
                <text:list-item>
                  <text:p text:style-name="a224" text:class-names="" text:cond-style-name=""><text:span text:style-name="a223" text:class-names="">Second level</text:span></text:p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p text:style-name="a227" text:class-names="" text:cond-style-name=""><text:span text:style-name="a226" text:class-names="">Third level</text:span></text:p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p text:style-name="a230" text:class-names="" text:cond-style-name=""><text:span text:style-name="a2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list text:style-name="a234">
                        <text:list-item>
                          <text:list text:style-name="a234">
                            <text:list-item>
                              <text:p text:style-name="a233" text:class-names="" text:cond-style-name=""><text:span text:style-name="a2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39" draw:name="Date Placeholder 6" svg:x="6.55333in" svg:y="6.86in" svg:width="2.685in" svg:height="0.39931in" presentation:class="date-time" presentation:placeholder="false">
        <draw:text-box>
          <text:p text:style-name="a238" text:class-names="" text:cond-style-name=""><text:span text:style-name="a236" text:class-names=""><text:date text:fixed="false" style:data-style-name="a237">9/10/2019</text:date></text:span></text:p>
        </draw:text-box>
        <svg:title/>
        <svg:desc/>
      </draw:frame>
      <draw:frame draw:id="id52" presentation:style-name="a242" draw:name="Footer Placeholder 7" svg:x="0.75in" svg:y="6.86in" svg:width="5.19in" svg:height="0.39931in" presentation:class="footer" presentation:placeholder="false">
        <draw:text-box>
          <text:p text:style-name="a241" text:class-names="" text:cond-style-name=""><text:span text:style-name="a240" text:class-names=""/></text:p>
        </draw:text-box>
        <svg:title/>
        <svg:desc/>
      </draw:frame>
      <draw:frame draw:id="id53" presentation:style-name="a245" draw:name="Slide Number Placeholder 8" svg:x="9.2775in" svg:y="6.86in" svg:width="0.525in" svg:height="0.39931in" presentation:class="page-number" presentation:placeholder="false">
        <draw:text-box>
          <text:p text:style-name="a244" text:class-names="" text:cond-style-name=""><text:span text:style-name="a243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53">
      <draw:g draw:name="Group 11" draw:id="id56">
        <svg:title/>
        <svg:desc/>
        <draw:custom-shape svg:x="9.3205in" svg:y="6.84083in" svg:width="0.43in" svg:height="0.43in" draw:id="id61" draw:layer="Master1-bg" draw:style-name="a270" draw:name="Oval 7">
          <svg:title/>
          <svg:desc/>
          <text:p text:style-name="a268" text:class-names="" text:cond-style-name=""><text:span text:style-name="a26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3605in" svg:y="6.88083in" svg:width="0.35in" svg:height="0.35in" draw:id="id62" draw:layer="Master1-bg" draw:style-name="a273" draw:name="Oval 8">
          <svg:title/>
          <svg:desc/>
          <text:p text:style-name="a272" text:class-names="" text:cond-style-name=""><text:span text:style-name="a27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57" presentation:style-name="a256" draw:name="Title 5" svg:x="0.75in" svg:y="0.53in" svg:width="8.5in" svg:height="1.76in" presentation:class="title" presentation:placeholder="false">
        <draw:text-box>
          <text:p text:style-name="a255" text:class-names="" text:cond-style-name=""><text:span text:style-name="a254" text:class-names="">Click to edit Master title style</text:span></text:p>
        </draw:text-box>
        <svg:title/>
        <svg:desc/>
      </draw:frame>
      <draw:frame draw:id="id58" presentation:style-name="a260" draw:name="Date Placeholder 2" svg:x="6.55333in" svg:y="6.86in" svg:width="2.685in" svg:height="0.39931in" presentation:class="date-time" presentation:placeholder="false">
        <draw:text-box>
          <text:p text:style-name="a259" text:class-names="" text:cond-style-name=""><text:span text:style-name="a257" text:class-names=""><text:date text:fixed="false" style:data-style-name="a258">9/10/2019</text:date></text:span></text:p>
        </draw:text-box>
        <svg:title/>
        <svg:desc/>
      </draw:frame>
      <draw:frame draw:id="id59" presentation:style-name="a263" draw:name="Footer Placeholder 3" svg:x="0.75in" svg:y="6.86in" svg:width="5.19in" svg:height="0.39931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60" presentation:style-name="a266" draw:name="Slide Number Placeholder 4" svg:x="9.2775in" svg:y="6.86in" svg:width="0.525in" svg:height="0.39931in" presentation:class="page-number" presentation:placeholder="false">
        <draw:text-box>
          <text:p text:style-name="a265" text:class-names="" text:cond-style-name=""><text:span text:style-name="a264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74">
      <draw:g draw:name="Group 11" draw:id="id63">
        <svg:title/>
        <svg:desc/>
        <draw:custom-shape svg:x="9.3205in" svg:y="6.84083in" svg:width="0.43in" svg:height="0.43in" draw:id="id67" draw:layer="Master1-bg" draw:style-name="a288" draw:name="Oval 7">
          <svg:title/>
          <svg:desc/>
          <text:p text:style-name="a286" text:class-names="" text:cond-style-name=""><text:span text:style-name="a28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3605in" svg:y="6.88083in" svg:width="0.35in" svg:height="0.35in" draw:id="id68" draw:layer="Master1-bg" draw:style-name="a291" draw:name="Oval 8">
          <svg:title/>
          <svg:desc/>
          <text:p text:style-name="a290" text:class-names="" text:cond-style-name=""><text:span text:style-name="a28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64" presentation:style-name="a278" draw:name="Date Placeholder 1" svg:x="6.55333in" svg:y="6.86in" svg:width="2.685in" svg:height="0.39931in" presentation:class="date-time" presentation:placeholder="false">
        <draw:text-box>
          <text:p text:style-name="a277" text:class-names="" text:cond-style-name=""><text:span text:style-name="a275" text:class-names=""><text:date text:fixed="false" style:data-style-name="a276">9/10/2019</text:date></text:span></text:p>
        </draw:text-box>
        <svg:title/>
        <svg:desc/>
      </draw:frame>
      <draw:frame draw:id="id65" presentation:style-name="a281" draw:name="Footer Placeholder 2" svg:x="0.75in" svg:y="6.86in" svg:width="5.19in" svg:height="0.39931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66" presentation:style-name="a284" draw:name="Slide Number Placeholder 3" svg:x="9.2775in" svg:y="6.86in" svg:width="0.525in" svg:height="0.39931in" presentation:class="page-number" presentation:placeholder="false">
        <draw:text-box>
          <text:p text:style-name="a283" text:class-names="" text:cond-style-name=""><text:span text:style-name="a282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92">
      <draw:custom-shape svg:x="6.81081in" svg:y="0in" svg:width="3.18919in" svg:height="7.5in" draw:id="id69" draw:style-name="a296" draw:name="Rectangle 7">
        <svg:title/>
        <svg:desc/>
        <text:p text:style-name="a294" text:class-names="" text:cond-style-name=""><text:span text:style-name="a2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299" draw:name="Title 1" svg:x="7.0125in" svg:y="0.75in" svg:width="2.625in" svg:height="1.9in" presentation:class="title" presentation:placeholder="false">
        <draw:text-box>
          <text:p text:style-name="a298" text:class-names="" text:cond-style-name=""><text:span text:style-name="a297" text:class-names="">Click to edit Master title style</text:span></text:p>
        </draw:text-box>
        <svg:title/>
        <svg:desc/>
      </draw:frame>
      <draw:frame draw:id="id71" presentation:style-name="a315" draw:name="Content Placeholder 2" svg:x="0.6875in" svg:y="0.75in" svg:width="5.505in" svg:height="5.49in" presentation:class="object" presentation:placeholder="false">
        <draw:text-box>
          <text:list text:style-name="a302">
            <text:list-item>
              <text:p text:style-name="a301" text:class-names="" text:cond-style-name=""><text:span text:style-name="a300" text:class-names="">Edit Master text styles</text:span></text:p>
            </text:list-item>
          </text:list>
          <text:list text:style-name="a305">
            <text:list-item>
              <text:list text:style-name="a305">
                <text:list-item>
                  <text:p text:style-name="a304" text:class-names="" text:cond-style-name=""><text:span text:style-name="a303" text:class-names="">Second level</text:span></text:p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p text:style-name="a307" text:class-names="" text:cond-style-name=""><text:span text:style-name="a306" text:class-names="">Third level</text:span></text:p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p text:style-name="a310" text:class-names="" text:cond-style-name=""><text:span text:style-name="a3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list text:style-name="a314">
                        <text:list-item>
                          <text:list text:style-name="a314">
                            <text:list-item>
                              <text:p text:style-name="a313" text:class-names="" text:cond-style-name=""><text:span text:style-name="a31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319" draw:name="Text Placeholder 3" svg:x="7.0125in" svg:y="2.65in" svg:width="2.625in" svg:height="3.6in" presentation:class="outline" presentation:placeholder="false">
        <draw:text-box>
          <text:list text:style-name="a318">
            <text:list-item>
              <text:p text:style-name="a317" text:class-names="" text:cond-style-name=""><text:span text:style-name="a316" text:class-names="">Edit Master text styles</text:span></text:p>
            </text:list-item>
          </text:list>
        </draw:text-box>
        <svg:title/>
        <svg:desc/>
      </draw:frame>
      <draw:g draw:name="Group 11" draw:id="id73">
        <svg:title/>
        <svg:desc/>
        <draw:custom-shape svg:x="9.3205in" svg:y="6.84083in" svg:width="0.43in" svg:height="0.43in" draw:id="id77" draw:style-name="a333" draw:name="Oval 12">
          <svg:title/>
          <svg:desc/>
          <text:p text:style-name="a331" text:class-names="" text:cond-style-name=""><text:span text:style-name="a33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3605in" svg:y="6.88083in" svg:width="0.35in" svg:height="0.35in" draw:id="id78" draw:style-name="a336" draw:name="Oval 13">
          <svg:title/>
          <svg:desc/>
          <text:p text:style-name="a335" text:class-names="" text:cond-style-name=""><text:span text:style-name="a33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74" presentation:style-name="a323" draw:name="Date Placeholder 8" svg:x="6.55333in" svg:y="6.86in" svg:width="2.685in" svg:height="0.39931in" presentation:class="date-time" presentation:placeholder="false">
        <draw:text-box>
          <text:p text:style-name="a322" text:class-names="" text:cond-style-name=""><text:span text:style-name="a320" text:class-names=""><text:date text:fixed="false" style:data-style-name="a321">9/10/2019</text:date></text:span></text:p>
        </draw:text-box>
        <svg:title/>
        <svg:desc/>
      </draw:frame>
      <draw:frame draw:id="id75" presentation:style-name="a326" draw:name="Footer Placeholder 9" svg:x="0.75in" svg:y="6.86in" svg:width="5.19in" svg:height="0.39931in" presentation:class="footer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76" presentation:style-name="a329" draw:name="Slide Number Placeholder 10" svg:x="9.2775in" svg:y="6.86in" svg:width="0.525in" svg:height="0.39931in" presentation:class="page-number" presentation:placeholder="false">
        <draw:text-box>
          <text:p text:style-name="a328" text:class-names="" text:cond-style-name=""><text:span text:style-name="a32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337">
      <draw:custom-shape svg:x="6.81081in" svg:y="0in" svg:width="3.18919in" svg:height="7.5in" draw:id="id79" draw:style-name="a341" draw:name="Rectangle 10">
        <svg:title/>
        <svg:desc/>
        <text:p text:style-name="a339" text:class-names="" text:cond-style-name=""><text:span text:style-name="a3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344" draw:name="Title 1" svg:x="7.0125in" svg:y="0.75in" svg:width="2.625in" svg:height="1.9in" presentation:class="title" presentation:placeholder="false">
        <draw:text-box>
          <text:p text:style-name="a343" text:class-names="" text:cond-style-name=""><text:span text:style-name="a342" text:class-names="">Click to edit Master title style</text:span></text:p>
        </draw:text-box>
        <svg:title/>
        <svg:desc/>
      </draw:frame>
      <draw:frame draw:id="id81" presentation:style-name="a347" draw:name="Picture Placeholder 2" svg:x="0in" svg:y="0in" svg:width="6.81081in" svg:height="7.5in" presentation:class="graphic" presentation:placeholder="false">
        <draw:text-box>
          <text:p text:style-name="a346" text:class-names="" text:cond-style-name=""><text:span text:style-name="a345" text:class-names="">Click icon to add picture</text:span></text:p>
        </draw:text-box>
        <svg:title/>
        <svg:desc/>
      </draw:frame>
      <draw:frame draw:id="id82" presentation:style-name="a351" draw:name="Text Placeholder 3" svg:x="7.0125in" svg:y="2.65in" svg:width="2.625in" svg:height="3.6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>Edit Master text styles</text:span></text:p>
            </text:list-item>
          </text:list>
        </draw:text-box>
        <svg:title/>
        <svg:desc/>
      </draw:frame>
      <draw:g draw:name="Group 11" draw:id="id83">
        <svg:title/>
        <svg:desc/>
        <draw:custom-shape svg:x="9.3205in" svg:y="6.84083in" svg:width="0.43in" svg:height="0.43in" draw:id="id86" draw:style-name="a362" draw:name="Oval 12">
          <svg:title/>
          <svg:desc/>
          <text:p text:style-name="a360" text:class-names="" text:cond-style-name=""><text:span text:style-name="a35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3605in" svg:y="6.88083in" svg:width="0.35in" svg:height="0.35in" draw:id="id87" draw:style-name="a365" draw:name="Oval 13">
          <svg:title/>
          <svg:desc/>
          <text:p text:style-name="a364" text:class-names="" text:cond-style-name=""><text:span text:style-name="a36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84" presentation:style-name="a355" draw:name="Date Placeholder 7" svg:x="6.55333in" svg:y="6.86in" svg:width="2.685in" svg:height="0.39931in" presentation:class="date-time" presentation:placeholder="false">
        <draw:text-box>
          <text:p text:style-name="a354" text:class-names="" text:cond-style-name=""><text:span text:style-name="a352" text:class-names=""><text:date text:fixed="false" style:data-style-name="a353">9/10/2019</text:date></text:span></text:p>
        </draw:text-box>
        <svg:title/>
        <svg:desc/>
      </draw:frame>
      <draw:frame draw:id="id85" presentation:style-name="a358" draw:name="Slide Number Placeholder 9" svg:x="9.2775in" svg:y="6.86in" svg:width="0.525in" svg:height="0.39931in" presentation:class="page-number" presentation:placeholder="false">
        <draw:text-box>
          <text:p text:style-name="a357" text:class-names="" text:cond-style-name=""><text:span text:style-name="a356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366">
      <draw:g draw:name="Group 11" draw:id="id88">
        <svg:title/>
        <svg:desc/>
        <draw:custom-shape svg:x="9.3205in" svg:y="6.84083in" svg:width="0.43in" svg:height="0.43in" draw:id="id94" draw:layer="Master1-bg" draw:style-name="a399" draw:name="Oval 7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3605in" svg:y="6.88083in" svg:width="0.35in" svg:height="0.35in" draw:id="id95" draw:layer="Master1-bg" draw:style-name="a402" draw:name="Oval 8">
          <svg:title/>
          <svg:desc/>
          <text:p text:style-name="a401" text:class-names="" text:cond-style-name=""><text:span text:style-name="a40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89" presentation:style-name="a369" draw:name="Title 1" svg:x="0.75in" svg:y="0.53in" svg:width="8.5in" svg:height="1.76in" presentation:class="title" presentation:placeholder="false">
        <draw:text-box>
          <text:p text:style-name="a368" text:class-names="" text:cond-style-name=""><text:span text:style-name="a367" text:class-names="">Click to edit Master title style</text:span></text:p>
        </draw:text-box>
        <svg:title/>
        <svg:desc/>
      </draw:frame>
      <draw:frame draw:id="id90" presentation:style-name="a385" draw:name="Vertical Text Placeholder 2" svg:x="0.75in" svg:y="2.32in" svg:width="8.5in" svg:height="4.43in" presentation:class="outline" presentation:placeholder="false">
        <draw:text-box>
          <text:list text:style-name="a372">
            <text:list-item>
              <text:p text:style-name="a371" text:class-names="" text:cond-style-name=""><text:span text:style-name="a370" text:class-names="">Edit Master text styles</text:span></text:p>
            </text:list-item>
          </text:list>
          <text:list text:style-name="a375">
            <text:list-item>
              <text:list text:style-name="a375">
                <text:list-item>
                  <text:p text:style-name="a374" text:class-names="" text:cond-style-name=""><text:span text:style-name="a373" text:class-names="">Second level</text:span></text:p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p text:style-name="a377" text:class-names="" text:cond-style-name=""><text:span text:style-name="a376" text:class-names="">Third level</text:span></text:p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p text:style-name="a380" text:class-names="" text:cond-style-name=""><text:span text:style-name="a3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list text:style-name="a384">
                            <text:list-item>
                              <text:p text:style-name="a383" text:class-names="" text:cond-style-name=""><text:span text:style-name="a3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389" draw:name="Date Placeholder 6" svg:x="6.55333in" svg:y="6.86in" svg:width="2.685in" svg:height="0.39931in" presentation:class="date-time" presentation:placeholder="false">
        <draw:text-box>
          <text:p text:style-name="a388" text:class-names="" text:cond-style-name=""><text:span text:style-name="a386" text:class-names=""><text:date text:fixed="false" style:data-style-name="a387">9/10/2019</text:date></text:span></text:p>
        </draw:text-box>
        <svg:title/>
        <svg:desc/>
      </draw:frame>
      <draw:frame draw:id="id92" presentation:style-name="a392" draw:name="Footer Placeholder 7" svg:x="0.75in" svg:y="6.86in" svg:width="5.19in" svg:height="0.39931in" presentation:class="footer" presentation:placeholder="false">
        <draw:text-box>
          <text:p text:style-name="a391" text:class-names="" text:cond-style-name=""><text:span text:style-name="a390" text:class-names=""/></text:p>
        </draw:text-box>
        <svg:title/>
        <svg:desc/>
      </draw:frame>
      <draw:frame draw:id="id93" presentation:style-name="a395" draw:name="Slide Number Placeholder 8" svg:x="9.2775in" svg:y="6.86in" svg:width="0.525in" svg:height="0.39931in" presentation:class="page-number" presentation:placeholder="false">
        <draw:text-box>
          <text:p text:style-name="a394" text:class-names="" text:cond-style-name=""><text:span text:style-name="a393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403">
      <draw:g draw:name="Group 11" draw:id="id96">
        <svg:title/>
        <svg:desc/>
        <draw:custom-shape svg:x="9.3205in" svg:y="6.84083in" svg:width="0.43in" svg:height="0.43in" draw:id="id102" draw:layer="Master1-bg" draw:style-name="a436" draw:name="Oval 7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3605in" svg:y="6.88083in" svg:width="0.35in" svg:height="0.35in" draw:id="id103" draw:layer="Master1-bg" draw:style-name="a439" draw:name="Oval 8">
          <svg:title/>
          <svg:desc/>
          <text:p text:style-name="a438" text:class-names="" text:cond-style-name=""><text:span text:style-name="a43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97" presentation:style-name="a406" draw:name="Vertical Title 1" svg:x="7.15625in" svg:y="0.58333in" svg:width="2.09375in" svg:height="6.16667in" presentation:class="title" presentation:placeholder="false">
        <draw:text-box>
          <text:p text:style-name="a405" text:class-names="" text:cond-style-name=""><text:span text:style-name="a404" text:class-names="">Click to edit Master title style</text:span></text:p>
        </draw:text-box>
        <svg:title/>
        <svg:desc/>
      </draw:frame>
      <draw:frame draw:id="id98" presentation:style-name="a422" draw:name="Vertical Text Placeholder 2" svg:x="0.875in" svg:y="0.58333in" svg:width="6.15625in" svg:height="6.16667in" presentation:class="outline" presentation:placeholder="false">
        <draw:text-box>
          <text:list text:style-name="a409">
            <text:list-item>
              <text:p text:style-name="a408" text:class-names="" text:cond-style-name=""><text:span text:style-name="a407" text:class-names="">Edit Master text styles</text:span></text:p>
            </text:list-item>
          </text:list>
          <text:list text:style-name="a412">
            <text:list-item>
              <text:list text:style-name="a412">
                <text:list-item>
                  <text:p text:style-name="a411" text:class-names="" text:cond-style-name=""><text:span text:style-name="a410" text:class-names="">Second level</text:span></text:p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p text:style-name="a414" text:class-names="" text:cond-style-name=""><text:span text:style-name="a413" text:class-names="">Third level</text:span></text:p>
                    </text:list-item>
                  </text:list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list text:style-name="a418">
                        <text:list-item>
                          <text:p text:style-name="a417" text:class-names="" text:cond-style-name=""><text:span text:style-name="a4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1">
            <text:list-item>
              <text:list text:style-name="a421">
                <text:list-item>
                  <text:list text:style-name="a421">
                    <text:list-item>
                      <text:list text:style-name="a421">
                        <text:list-item>
                          <text:list text:style-name="a421">
                            <text:list-item>
                              <text:p text:style-name="a420" text:class-names="" text:cond-style-name=""><text:span text:style-name="a4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426" draw:name="Date Placeholder 6" svg:x="6.55333in" svg:y="6.86in" svg:width="2.685in" svg:height="0.39931in" presentation:class="date-time" presentation:placeholder="false">
        <draw:text-box>
          <text:p text:style-name="a425" text:class-names="" text:cond-style-name=""><text:span text:style-name="a423" text:class-names=""><text:date text:fixed="false" style:data-style-name="a424">9/10/2019</text:date></text:span></text:p>
        </draw:text-box>
        <svg:title/>
        <svg:desc/>
      </draw:frame>
      <draw:frame draw:id="id100" presentation:style-name="a429" draw:name="Footer Placeholder 7" svg:x="0.75in" svg:y="6.86in" svg:width="5.19in" svg:height="0.39931in" presentation:class="foot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101" presentation:style-name="a432" draw:name="Slide Number Placeholder 8" svg:x="9.2775in" svg:y="6.86in" svg:width="0.525in" svg:height="0.39931in" presentation:class="page-number" presentation:placeholder="false">
        <draw:text-box>
          <text:p text:style-name="a431" text:class-names="" text:cond-style-name=""><text:span text:style-name="a43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ecture 2</dc:title>
    <meta:initial-creator>David A Haynes II</meta:initial-creator>
    <dc:creator>David Haynes</dc:creator>
    <meta:creation-date>2015-01-27T17:22:07Z</meta:creation-date>
    <dc:date>2019-09-10T22:04:23Z</dc:date>
    <meta:template xlink:href="TM03090434%5b%5bfn=Wood%20Type%5d%5d" xlink:type="simple"/>
    <meta:editing-cycles>18</meta:editing-cycles>
    <meta:editing-duration>PT25563S</meta:editing-duration>
    <meta:document-statistic meta:paragraph-count="144" meta:word-count="784"/>
  </office:meta>
</office:document-meta>
</file>